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6.983cm" fo:margin-left="0cm" table:align="left"/>
    </style:style>
    <style:style style:name="Tableau1.A" style:family="table-column">
      <style:table-column-properties style:column-width="16.983cm"/>
    </style:style>
    <style:style style:name="Tableau1.1" style:family="table-row">
      <style:table-row-properties style:min-row-height="3.219cm"/>
    </style:style>
    <style:style style:name="Tableau1.A1" style:family="table-cell">
      <style:table-cell-properties fo:padding-left="0.191cm" fo:padding-right="0.191cm" fo:padding-top="0cm" fo:padding-bottom="0cm" fo:border="0.018cm solid #000000" style:writing-mode="lr-tb"/>
    </style:style>
    <style:style style:name="Tableau2" style:family="table">
      <style:table-properties style:width="16.986cm" fo:margin-left="0cm" table:align="left"/>
    </style:style>
    <style:style style:name="Tableau2.A" style:family="table-column">
      <style:table-column-properties style:column-width="16.986cm"/>
    </style:style>
    <style:style style:name="Tableau2.A1" style:family="table-cell">
      <style:table-cell-properties style:vertical-align="middle" fo:padding="0.049cm" fo:border="none" style:writing-mode="lr-tb"/>
    </style:style>
    <style:style style:name="Tableau3" style:family="table">
      <style:table-properties style:width="9.975cm" fo:margin-left="0cm" table:align="left"/>
    </style:style>
    <style:style style:name="Tableau3.A" style:family="table-column">
      <style:table-column-properties style:column-width="9.975cm"/>
    </style:style>
    <style:style style:name="Tableau3.A1" style:family="table-cell">
      <style:table-cell-properties style:vertical-align="middle" fo:padding="0.049cm" fo:border="none" style:writing-mode="lr-tb"/>
    </style:style>
    <style:style style:name="Tableau4" style:family="table">
      <style:table-properties style:width="12.303cm" fo:margin-left="1.439cm" table:align="left"/>
    </style:style>
    <style:style style:name="Tableau4.A" style:family="table-column">
      <style:table-column-properties style:column-width="12.303cm"/>
    </style:style>
    <style:style style:name="Tableau4.A1" style:family="table-cell">
      <style:table-cell-properties style:vertical-align="middle" fo:padding="0.049cm" fo:border="none" style:writing-mode="lr-tb"/>
    </style:style>
    <style:style style:name="Tableau5" style:family="table">
      <style:table-properties style:width="8.07cm" fo:margin-left="1.439cm" table:align="left"/>
    </style:style>
    <style:style style:name="Tableau5.A" style:family="table-column">
      <style:table-column-properties style:column-width="8.07cm"/>
    </style:style>
    <style:style style:name="Tableau5.A1" style:family="table-cell">
      <style:table-cell-properties style:vertical-align="middle" fo:padding="0.049cm" fo:border="none" style:writing-mode="lr-tb"/>
    </style:style>
    <style:style style:name="Tableau6" style:family="table">
      <style:table-properties style:width="10.266cm" fo:margin-left="0cm" table:align="left"/>
    </style:style>
    <style:style style:name="Tableau6.A" style:family="table-column">
      <style:table-column-properties style:column-width="10.266cm"/>
    </style:style>
    <style:style style:name="Tableau6.A1" style:family="table-cell">
      <style:table-cell-properties style:vertical-align="middle" fo:padding="0.049cm" fo:border="none" style:writing-mode="lr-tb"/>
    </style:style>
    <style:style style:name="Tableau7" style:family="table">
      <style:table-properties style:width="16.983cm" fo:margin-left="0cm" table:align="left"/>
    </style:style>
    <style:style style:name="Tableau7.A" style:family="table-column">
      <style:table-column-properties style:column-width="16.983cm"/>
    </style:style>
    <style:style style:name="Tableau7.1" style:family="table-row">
      <style:table-row-properties style:min-row-height="3.124cm"/>
    </style:style>
    <style:style style:name="Tableau7.A1" style:family="table-cell">
      <style:table-cell-properties fo:padding-left="0.191cm" fo:padding-right="0.191cm" fo:padding-top="0cm" fo:padding-bottom="0cm" fo:border="0.018cm solid #000000" style:writing-mode="lr-tb"/>
    </style:style>
    <style:style style:name="Tableau8" style:family="table">
      <style:table-properties style:width="2.143cm" fo:margin-left="0cm" table:align="left"/>
    </style:style>
    <style:style style:name="Tableau8.A" style:family="table-column">
      <style:table-column-properties style:column-width="2.143cm"/>
    </style:style>
    <style:style style:name="Tableau8.A1" style:family="table-cell">
      <style:table-cell-properties style:vertical-align="middle" fo:padding="0.049cm" fo:border="none" style:writing-mode="lr-tb"/>
    </style:style>
    <style:style style:name="Tableau9" style:family="table">
      <style:table-properties style:width="1.588cm" fo:margin-left="0cm" table:align="left"/>
    </style:style>
    <style:style style:name="Tableau9.A" style:family="table-column">
      <style:table-column-properties style:column-width="1.588cm"/>
    </style:style>
    <style:style style:name="Tableau9.A1" style:family="table-cell">
      <style:table-cell-properties style:vertical-align="middle" fo:padding="0.049cm" fo:border="none" style:writing-mode="lr-tb"/>
    </style:style>
    <style:style style:name="Tableau10" style:family="table">
      <style:table-properties style:width="16.219cm" fo:margin-left="0.751cm" table:align="left"/>
    </style:style>
    <style:style style:name="Tableau10.A" style:family="table-column">
      <style:table-column-properties style:column-width="16.219cm"/>
    </style:style>
    <style:style style:name="Tableau10.A1" style:family="table-cell">
      <style:table-cell-properties style:vertical-align="middle" fo:padding="0.049cm" fo:border="none" style:writing-mode="lr-tb"/>
    </style:style>
    <style:style style:name="Tableau11" style:family="table">
      <style:table-properties style:width="14.843cm" fo:margin-left="0.751cm" table:align="left"/>
    </style:style>
    <style:style style:name="Tableau11.A" style:family="table-column">
      <style:table-column-properties style:column-width="14.843cm"/>
    </style:style>
    <style:style style:name="Tableau11.A1" style:family="table-cell">
      <style:table-cell-properties style:vertical-align="middle" fo:padding="0.049cm" fo:border="none" style:writing-mode="lr-tb"/>
    </style:style>
    <style:style style:name="Tableau12" style:family="table">
      <style:table-properties style:width="8.123cm" fo:margin-left="0.725cm" table:align="left"/>
    </style:style>
    <style:style style:name="Tableau12.A" style:family="table-column">
      <style:table-column-properties style:column-width="8.123cm"/>
    </style:style>
    <style:style style:name="Tableau12.A1" style:family="table-cell">
      <style:table-cell-properties style:vertical-align="middle" fo:padding="0.049cm" fo:border="none" style:writing-mode="lr-tb"/>
    </style:style>
    <style:style style:name="Tableau13" style:family="table">
      <style:table-properties style:width="16.983cm" fo:margin-left="0cm" table:align="left"/>
    </style:style>
    <style:style style:name="Tableau13.A" style:family="table-column">
      <style:table-column-properties style:column-width="16.983cm"/>
    </style:style>
    <style:style style:name="Tableau13.1" style:family="table-row">
      <style:table-row-properties style:min-row-height="2cm"/>
    </style:style>
    <style:style style:name="Tableau13.A1" style:family="table-cell">
      <style:table-cell-properties fo:padding-left="0.191cm" fo:padding-right="0.191cm" fo:padding-top="0cm" fo:padding-bottom="0cm" fo:border="0.018cm solid #000000" style:writing-mode="lr-tb"/>
    </style:style>
    <style:style style:name="Tableau14" style:family="table">
      <style:table-properties style:width="11.391cm" fo:margin-left="0cm" table:align="left"/>
    </style:style>
    <style:style style:name="Tableau14.A" style:family="table-column">
      <style:table-column-properties style:column-width="11.391cm"/>
    </style:style>
    <style:style style:name="Tableau14.1" style:family="table-row">
      <style:table-row-properties style:min-row-height="0.399cm"/>
    </style:style>
    <style:style style:name="Tableau14.A1" style:family="table-cell">
      <style:table-cell-properties style:vertical-align="middle" fo:padding="0.049cm" fo:border="none" style:writing-mode="lr-tb"/>
    </style:style>
    <style:style style:name="Tableau15" style:family="table">
      <style:table-properties style:width="16.983cm" fo:margin-left="0cm" table:align="left"/>
    </style:style>
    <style:style style:name="Tableau15.A" style:family="table-column">
      <style:table-column-properties style:column-width="16.983cm"/>
    </style:style>
    <style:style style:name="Tableau15.1" style:family="table-row">
      <style:table-row-properties style:min-row-height="12.478cm"/>
    </style:style>
    <style:style style:name="Tableau15.A1" style:family="table-cell">
      <style:table-cell-properties fo:padding-left="0.191cm" fo:padding-right="0.191cm" fo:padding-top="0cm" fo:padding-bottom="0cm" fo:border="0.018cm solid #000000" style:writing-mode="lr-tb"/>
    </style:style>
    <style:style style:name="Tableau16" style:family="table">
      <style:table-properties style:width="16.693cm" fo:margin-left="0cm" table:align="left"/>
    </style:style>
    <style:style style:name="Tableau16.A" style:family="table-column">
      <style:table-column-properties style:column-width="16.693cm"/>
    </style:style>
    <style:style style:name="Tableau16.1" style:family="table-row">
      <style:table-row-properties style:min-row-height="0.87cm"/>
    </style:style>
    <style:style style:name="Tableau16.A1" style:family="table-cell">
      <style:table-cell-properties style:vertical-align="middle" fo:padding="0.049cm" fo:border="none" style:writing-mode="lr-tb"/>
    </style:style>
    <style:style style:name="Tableau17" style:family="table">
      <style:table-properties style:width="12.991cm" fo:margin-left="0cm" table:align="left"/>
    </style:style>
    <style:style style:name="Tableau17.A" style:family="table-column">
      <style:table-column-properties style:column-width="12.991cm"/>
    </style:style>
    <style:style style:name="Tableau17.A1" style:family="table-cell">
      <style:table-cell-properties style:vertical-align="middle" fo:padding="0.049cm" fo:border="none" style:writing-mode="lr-tb"/>
    </style:style>
    <style:style style:name="Tableau18" style:family="table">
      <style:table-properties style:width="7.832cm" fo:margin-left="1.201cm" table:align="left"/>
    </style:style>
    <style:style style:name="Tableau18.A" style:family="table-column">
      <style:table-column-properties style:column-width="7.832cm"/>
    </style:style>
    <style:style style:name="Tableau18.A1" style:family="table-cell">
      <style:table-cell-properties style:vertical-align="middle" fo:padding="0.049cm" fo:border="none" style:writing-mode="lr-tb"/>
    </style:style>
    <style:style style:name="Tableau19" style:family="table">
      <style:table-properties style:width="7.911cm" fo:margin-left="1.201cm" table:align="left"/>
    </style:style>
    <style:style style:name="Tableau19.A" style:family="table-column">
      <style:table-column-properties style:column-width="7.911cm"/>
    </style:style>
    <style:style style:name="Tableau19.A1" style:family="table-cell">
      <style:table-cell-properties style:vertical-align="middle" fo:padding="0.049cm" fo:border="none" style:writing-mode="lr-tb"/>
    </style:style>
    <style:style style:name="Tableau20" style:family="table">
      <style:table-properties style:width="3.44cm" fo:margin-left="1.201cm" table:align="left"/>
    </style:style>
    <style:style style:name="Tableau20.A" style:family="table-column">
      <style:table-column-properties style:column-width="3.44cm"/>
    </style:style>
    <style:style style:name="Tableau20.A1" style:family="table-cell">
      <style:table-cell-properties style:vertical-align="middle" fo:padding="0.049cm" fo:border="none" style:writing-mode="lr-tb"/>
    </style:style>
    <style:style style:name="Tableau21" style:family="table">
      <style:table-properties style:width="1.667cm" fo:margin-left="1.201cm" table:align="left"/>
    </style:style>
    <style:style style:name="Tableau21.A" style:family="table-column">
      <style:table-column-properties style:column-width="1.667cm"/>
    </style:style>
    <style:style style:name="Tableau21.A1" style:family="table-cell">
      <style:table-cell-properties style:vertical-align="middle" fo:padding="0.049cm" fo:border="none" style:writing-mode="lr-tb"/>
    </style:style>
    <style:style style:name="Tableau22" style:family="table">
      <style:table-properties style:width="11.721cm" fo:margin-left="1.201cm" table:align="left"/>
    </style:style>
    <style:style style:name="Tableau22.A" style:family="table-column">
      <style:table-column-properties style:column-width="11.721cm"/>
    </style:style>
    <style:style style:name="Tableau22.A1" style:family="table-cell">
      <style:table-cell-properties style:vertical-align="middle" fo:padding="0.049cm" fo:border="none" style:writing-mode="lr-tb"/>
    </style:style>
    <style:style style:name="Tableau23" style:family="table">
      <style:table-properties style:width="7.832cm" fo:margin-left="1.201cm" table:align="left"/>
    </style:style>
    <style:style style:name="Tableau23.A" style:family="table-column">
      <style:table-column-properties style:column-width="7.832cm"/>
    </style:style>
    <style:style style:name="Tableau23.A1" style:family="table-cell">
      <style:table-cell-properties style:vertical-align="middle" fo:padding="0.049cm" fo:border="none" style:writing-mode="lr-tb"/>
    </style:style>
    <style:style style:name="Tableau24" style:family="table">
      <style:table-properties style:width="8.07cm" fo:margin-left="1.201cm" table:align="left"/>
    </style:style>
    <style:style style:name="Tableau24.A" style:family="table-column">
      <style:table-column-properties style:column-width="8.07cm"/>
    </style:style>
    <style:style style:name="Tableau24.A1" style:family="table-cell">
      <style:table-cell-properties style:vertical-align="middle" fo:padding="0.049cm" fo:border="none" style:writing-mode="lr-tb"/>
    </style:style>
    <style:style style:name="Tableau25" style:family="table">
      <style:table-properties style:width="3.44cm" fo:margin-left="1.201cm" table:align="left"/>
    </style:style>
    <style:style style:name="Tableau25.A" style:family="table-column">
      <style:table-column-properties style:column-width="3.44cm"/>
    </style:style>
    <style:style style:name="Tableau25.A1" style:family="table-cell">
      <style:table-cell-properties style:vertical-align="middle" fo:padding="0.049cm" fo:border="none" style:writing-mode="lr-tb"/>
    </style:style>
    <style:style style:name="Tableau26" style:family="table">
      <style:table-properties style:width="1.667cm" fo:margin-left="1.201cm" table:align="left"/>
    </style:style>
    <style:style style:name="Tableau26.A" style:family="table-column">
      <style:table-column-properties style:column-width="1.667cm"/>
    </style:style>
    <style:style style:name="Tableau26.A1" style:family="table-cell">
      <style:table-cell-properties style:vertical-align="middle" fo:padding="0.049cm" fo:border="none" style:writing-mode="lr-tb"/>
    </style:style>
    <style:style style:name="Tableau27" style:family="table">
      <style:table-properties style:width="13.732cm" fo:margin-left="1.201cm" table:align="left"/>
    </style:style>
    <style:style style:name="Tableau27.A" style:family="table-column">
      <style:table-column-properties style:column-width="13.732cm"/>
    </style:style>
    <style:style style:name="Tableau27.A1" style:family="table-cell">
      <style:table-cell-properties style:vertical-align="middle" fo:padding="0.049cm" fo:border="none" style:writing-mode="lr-tb"/>
    </style:style>
    <style:style style:name="Tableau28" style:family="table">
      <style:table-properties style:width="7.832cm" fo:margin-left="1.201cm" table:align="left"/>
    </style:style>
    <style:style style:name="Tableau28.A" style:family="table-column">
      <style:table-column-properties style:column-width="7.832cm"/>
    </style:style>
    <style:style style:name="Tableau28.A1" style:family="table-cell">
      <style:table-cell-properties style:vertical-align="middle" fo:padding="0.049cm" fo:border="none" style:writing-mode="lr-tb"/>
    </style:style>
    <style:style style:name="Tableau29" style:family="table">
      <style:table-properties style:width="10.239cm" fo:margin-left="1.201cm" table:align="left"/>
    </style:style>
    <style:style style:name="Tableau29.A" style:family="table-column">
      <style:table-column-properties style:column-width="10.239cm"/>
    </style:style>
    <style:style style:name="Tableau29.A1" style:family="table-cell">
      <style:table-cell-properties style:vertical-align="middle" fo:padding="0.049cm" fo:border="none" style:writing-mode="lr-tb"/>
    </style:style>
    <style:style style:name="Tableau30" style:family="table">
      <style:table-properties style:width="3.44cm" fo:margin-left="1.201cm" table:align="left"/>
    </style:style>
    <style:style style:name="Tableau30.A" style:family="table-column">
      <style:table-column-properties style:column-width="3.44cm"/>
    </style:style>
    <style:style style:name="Tableau30.A1" style:family="table-cell">
      <style:table-cell-properties style:vertical-align="middle" fo:padding="0.049cm" fo:border="none" style:writing-mode="lr-tb"/>
    </style:style>
    <style:style style:name="Tableau31" style:family="table">
      <style:table-properties style:width="1.667cm" fo:margin-left="1.201cm" table:align="left"/>
    </style:style>
    <style:style style:name="Tableau31.A" style:family="table-column">
      <style:table-column-properties style:column-width="1.667cm"/>
    </style:style>
    <style:style style:name="Tableau31.A1" style:family="table-cell">
      <style:table-cell-properties style:vertical-align="middle" fo:padding="0.049cm" fo:border="none" style:writing-mode="lr-tb"/>
    </style:style>
    <style:style style:name="Tableau32" style:family="table">
      <style:table-properties style:width="12.383cm" fo:margin-left="1.201cm" table:align="left"/>
    </style:style>
    <style:style style:name="Tableau32.A" style:family="table-column">
      <style:table-column-properties style:column-width="12.383cm"/>
    </style:style>
    <style:style style:name="Tableau32.A1" style:family="table-cell">
      <style:table-cell-properties style:vertical-align="middle" fo:padding="0.049cm" fo:border="none" style:writing-mode="lr-tb"/>
    </style:style>
    <style:style style:name="Tableau33" style:family="table">
      <style:table-properties style:width="7.832cm" fo:margin-left="1.201cm" table:align="left"/>
    </style:style>
    <style:style style:name="Tableau33.A" style:family="table-column">
      <style:table-column-properties style:column-width="7.832cm"/>
    </style:style>
    <style:style style:name="Tableau33.A1" style:family="table-cell">
      <style:table-cell-properties style:vertical-align="middle" fo:padding="0.049cm" fo:border="none" style:writing-mode="lr-tb"/>
    </style:style>
    <style:style style:name="Tableau34" style:family="table">
      <style:table-properties style:width="6.271cm" fo:margin-left="1.201cm" table:align="left"/>
    </style:style>
    <style:style style:name="Tableau34.A" style:family="table-column">
      <style:table-column-properties style:column-width="6.271cm"/>
    </style:style>
    <style:style style:name="Tableau34.A1" style:family="table-cell">
      <style:table-cell-properties style:vertical-align="middle" fo:padding="0.049cm" fo:border="none" style:writing-mode="lr-tb"/>
    </style:style>
    <style:style style:name="Tableau35" style:family="table">
      <style:table-properties style:width="3.598cm" fo:margin-left="1.201cm" table:align="left"/>
    </style:style>
    <style:style style:name="Tableau35.A" style:family="table-column">
      <style:table-column-properties style:column-width="3.598cm"/>
    </style:style>
    <style:style style:name="Tableau35.A1" style:family="table-cell">
      <style:table-cell-properties style:vertical-align="middle" fo:padding="0.049cm" fo:border="none" style:writing-mode="lr-tb"/>
    </style:style>
    <style:style style:name="Tableau36" style:family="table">
      <style:table-properties style:width="7.646cm" fo:margin-left="0cm" table:align="left"/>
    </style:style>
    <style:style style:name="Tableau36.A" style:family="table-column">
      <style:table-column-properties style:column-width="7.646cm"/>
    </style:style>
    <style:style style:name="Tableau36.A1" style:family="table-cell">
      <style:table-cell-properties style:vertical-align="middle" fo:padding="0.049cm" fo:border="none" style:writing-mode="lr-tb"/>
    </style:style>
    <style:style style:name="Tableau37" style:family="table">
      <style:table-properties style:width="16.983cm" fo:margin-left="0cm" table:align="left"/>
    </style:style>
    <style:style style:name="Tableau37.A" style:family="table-column">
      <style:table-column-properties style:column-width="16.983cm"/>
    </style:style>
    <style:style style:name="Tableau37.A1" style:family="table-cell">
      <style:table-cell-properties fo:padding-left="0.191cm" fo:padding-right="0.191cm" fo:padding-top="0cm" fo:padding-bottom="0cm" fo:border="0.018cm solid #000000" style:writing-mode="lr-tb"/>
    </style:style>
    <style:style style:name="Tableau38" style:family="table">
      <style:table-properties style:width="12.832cm" fo:margin-left="0cm" table:align="left"/>
    </style:style>
    <style:style style:name="Tableau38.A" style:family="table-column">
      <style:table-column-properties style:column-width="12.832cm"/>
    </style:style>
    <style:style style:name="Tableau38.A1" style:family="table-cell">
      <style:table-cell-properties style:vertical-align="middle" fo:padding="0.049cm" fo:border="none" style:writing-mode="lr-tb"/>
    </style:style>
    <style:style style:name="Tableau39" style:family="table">
      <style:table-properties style:width="11.827cm" fo:margin-left="0cm" table:align="left"/>
    </style:style>
    <style:style style:name="Tableau39.A" style:family="table-column">
      <style:table-column-properties style:column-width="11.827cm"/>
    </style:style>
    <style:style style:name="Tableau39.A1" style:family="table-cell">
      <style:table-cell-properties style:vertical-align="middle" fo:padding="0.049cm" fo:border="none" style:writing-mode="lr-tb"/>
    </style:style>
    <style:style style:name="Tableau40" style:family="table">
      <style:table-properties style:width="15.536cm" fo:margin-left="1.201cm" table:align="left"/>
    </style:style>
    <style:style style:name="Tableau40.A" style:family="table-column">
      <style:table-column-properties style:column-width="15.536cm"/>
    </style:style>
    <style:style style:name="Tableau40.1" style:family="table-row">
      <style:table-row-properties style:min-row-height="0.896cm"/>
    </style:style>
    <style:style style:name="Tableau40.A1" style:family="table-cell">
      <style:table-cell-properties style:vertical-align="middle" fo:padding="0.049cm" fo:border="none" style:writing-mode="lr-tb"/>
    </style:style>
    <style:style style:name="Tableau41" style:family="table">
      <style:table-properties style:width="6.562cm" fo:margin-left="1.201cm" table:align="left"/>
    </style:style>
    <style:style style:name="Tableau41.A" style:family="table-column">
      <style:table-column-properties style:column-width="6.562cm"/>
    </style:style>
    <style:style style:name="Tableau41.A1" style:family="table-cell">
      <style:table-cell-properties style:vertical-align="middle" fo:padding="0.049cm" fo:border="none" style:writing-mode="lr-tb"/>
    </style:style>
    <style:style style:name="Tableau42" style:family="table">
      <style:table-properties style:width="7.673cm" fo:margin-left="1.201cm" table:align="left"/>
    </style:style>
    <style:style style:name="Tableau42.A" style:family="table-column">
      <style:table-column-properties style:column-width="7.673cm"/>
    </style:style>
    <style:style style:name="Tableau42.A1" style:family="table-cell">
      <style:table-cell-properties style:vertical-align="middle" fo:padding="0.049cm" fo:border="none" style:writing-mode="lr-tb"/>
    </style:style>
    <style:style style:name="Tableau43" style:family="table">
      <style:table-properties style:width="1.667cm" fo:margin-left="1.201cm" table:align="left"/>
    </style:style>
    <style:style style:name="Tableau43.A" style:family="table-column">
      <style:table-column-properties style:column-width="1.667cm"/>
    </style:style>
    <style:style style:name="Tableau43.A1" style:family="table-cell">
      <style:table-cell-properties style:vertical-align="middle" fo:padding="0.049cm" fo:border="none" style:writing-mode="lr-tb"/>
    </style:style>
    <style:style style:name="Tableau44" style:family="table">
      <style:table-properties style:width="10.398cm" fo:margin-left="1.201cm" table:align="left"/>
    </style:style>
    <style:style style:name="Tableau44.A" style:family="table-column">
      <style:table-column-properties style:column-width="10.398cm"/>
    </style:style>
    <style:style style:name="Tableau44.A1" style:family="table-cell">
      <style:table-cell-properties style:vertical-align="middle" fo:padding="0.049cm" fo:border="none" style:writing-mode="lr-tb"/>
    </style:style>
    <style:style style:name="Tableau45" style:family="table">
      <style:table-properties style:width="15.501cm" fo:margin-left="1.201cm" table:align="left"/>
    </style:style>
    <style:style style:name="Tableau45.A" style:family="table-column">
      <style:table-column-properties style:column-width="15.501cm"/>
    </style:style>
    <style:style style:name="Tableau45.1" style:family="table-row">
      <style:table-row-properties style:min-row-height="0.82cm"/>
    </style:style>
    <style:style style:name="Tableau45.A1" style:family="table-cell">
      <style:table-cell-properties style:vertical-align="middle" fo:padding="0.049cm" fo:border="none" style:writing-mode="lr-tb"/>
    </style:style>
    <style:style style:name="Tableau46" style:family="table">
      <style:table-properties style:width="6.562cm" fo:margin-left="1.201cm" table:align="left"/>
    </style:style>
    <style:style style:name="Tableau46.A" style:family="table-column">
      <style:table-column-properties style:column-width="6.562cm"/>
    </style:style>
    <style:style style:name="Tableau46.A1" style:family="table-cell">
      <style:table-cell-properties style:vertical-align="middle" fo:padding="0.049cm" fo:border="none" style:writing-mode="lr-tb"/>
    </style:style>
    <style:style style:name="Tableau47" style:family="table">
      <style:table-properties style:width="7.673cm" fo:margin-left="1.201cm" table:align="left"/>
    </style:style>
    <style:style style:name="Tableau47.A" style:family="table-column">
      <style:table-column-properties style:column-width="7.673cm"/>
    </style:style>
    <style:style style:name="Tableau47.A1" style:family="table-cell">
      <style:table-cell-properties style:vertical-align="middle" fo:padding="0.049cm" fo:border="none" style:writing-mode="lr-tb"/>
    </style:style>
    <style:style style:name="Tableau48" style:family="table">
      <style:table-properties style:width="1.667cm" fo:margin-left="1.201cm" table:align="left"/>
    </style:style>
    <style:style style:name="Tableau48.A" style:family="table-column">
      <style:table-column-properties style:column-width="1.667cm"/>
    </style:style>
    <style:style style:name="Tableau48.A1" style:family="table-cell">
      <style:table-cell-properties style:vertical-align="middle" fo:padding="0.049cm" fo:border="none" style:writing-mode="lr-tb"/>
    </style:style>
    <style:style style:name="Tableau49" style:family="table">
      <style:table-properties style:width="10.61cm" fo:margin-left="1.201cm" table:align="left"/>
    </style:style>
    <style:style style:name="Tableau49.A" style:family="table-column">
      <style:table-column-properties style:column-width="10.61cm"/>
    </style:style>
    <style:style style:name="Tableau49.A1" style:family="table-cell">
      <style:table-cell-properties style:vertical-align="middle" fo:padding="0.049cm" fo:border="none" style:writing-mode="lr-tb"/>
    </style:style>
    <style:style style:name="Tableau50" style:family="table">
      <style:table-properties style:width="15.561cm" fo:margin-left="1.201cm" table:align="left"/>
    </style:style>
    <style:style style:name="Tableau50.A" style:family="table-column">
      <style:table-column-properties style:column-width="15.561cm"/>
    </style:style>
    <style:style style:name="Tableau50.1" style:family="table-row">
      <style:table-row-properties style:min-row-height="0.677cm"/>
    </style:style>
    <style:style style:name="Tableau50.A1" style:family="table-cell">
      <style:table-cell-properties style:vertical-align="middle" fo:padding="0.049cm" fo:border="none" style:writing-mode="lr-tb"/>
    </style:style>
    <style:style style:name="Tableau51" style:family="table">
      <style:table-properties style:width="6.8cm" fo:margin-left="1.201cm" table:align="left"/>
    </style:style>
    <style:style style:name="Tableau51.A" style:family="table-column">
      <style:table-column-properties style:column-width="6.8cm"/>
    </style:style>
    <style:style style:name="Tableau51.A1" style:family="table-cell">
      <style:table-cell-properties style:vertical-align="middle" fo:padding="0.049cm" fo:border="none" style:writing-mode="lr-tb"/>
    </style:style>
    <style:style style:name="Tableau52" style:family="table">
      <style:table-properties style:width="7.805cm" fo:margin-left="1.201cm" table:align="left"/>
    </style:style>
    <style:style style:name="Tableau52.A" style:family="table-column">
      <style:table-column-properties style:column-width="7.805cm"/>
    </style:style>
    <style:style style:name="Tableau52.A1" style:family="table-cell">
      <style:table-cell-properties style:vertical-align="middle" fo:padding="0.049cm" fo:border="none" style:writing-mode="lr-tb"/>
    </style:style>
    <style:style style:name="Tableau53" style:family="table">
      <style:table-properties style:width="13.07cm" fo:margin-left="0cm" table:align="left"/>
    </style:style>
    <style:style style:name="Tableau53.A" style:family="table-column">
      <style:table-column-properties style:column-width="13.07cm"/>
    </style:style>
    <style:style style:name="Tableau53.A1" style:family="table-cell">
      <style:table-cell-properties style:vertical-align="middle" fo:padding="0.049cm" fo:border="none" style:writing-mode="lr-tb"/>
    </style:style>
    <style:style style:name="Tableau54" style:family="table">
      <style:table-properties style:width="10.769cm" fo:margin-left="0cm" table:align="left"/>
    </style:style>
    <style:style style:name="Tableau54.A" style:family="table-column">
      <style:table-column-properties style:column-width="10.769cm"/>
    </style:style>
    <style:style style:name="Tableau54.A1" style:family="table-cell">
      <style:table-cell-properties style:vertical-align="middle" fo:padding="0.049cm" fo:border="none" style:writing-mode="lr-tb"/>
    </style:style>
    <style:style style:name="Tableau55" style:family="table">
      <style:table-properties style:width="5.106cm" fo:margin-left="0cm" table:align="left"/>
    </style:style>
    <style:style style:name="Tableau55.A" style:family="table-column">
      <style:table-column-properties style:column-width="5.106cm"/>
    </style:style>
    <style:style style:name="Tableau55.A1" style:family="table-cell">
      <style:table-cell-properties style:vertical-align="middle" fo:padding="0.049cm" fo:border="none" style:writing-mode="lr-tb"/>
    </style:style>
    <style:style style:name="P1" style:family="paragraph" style:parent-style-name="Pied_20_de_20_page">
      <style:paragraph-properties fo:text-align="end" style:justify-single-word="false"/>
    </style:style>
    <style:style style:name="P2" style:family="paragraph" style:parent-style-name="Normal">
      <style:paragraph-properties fo:hyphenation-ladder-count="no-limit" fo:break-before="page"/>
      <style:text-properties fo:hyphenate="true" fo:hyphenation-remain-char-count="0" fo:hyphenation-push-char-count="0"/>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fo:font-size="18pt" style:font-size-asian="18pt" style:font-size-complex="18pt"/>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paragraph-properties fo:text-align="center" style:justify-single-word="false"/>
      <style:text-properties fo:font-size="15pt" style:font-size-asian="15pt" style:font-size-complex="15pt"/>
    </style:style>
    <style:style style:name="P8" style:family="paragraph" style:parent-style-name="Standard">
      <style:text-properties fo:font-size="11pt" style:font-size-asian="11pt" style:font-size-complex="11pt"/>
    </style:style>
    <style:style style:name="P9" style:family="paragraph" style:parent-style-name="Standard">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10" style:family="paragraph" style:parent-style-name="Standard">
      <style:paragraph-properties fo:text-align="start" style:justify-single-word="false"/>
    </style:style>
    <style:style style:name="P11" style:family="paragraph" style:parent-style-name="Standard">
      <style:text-properties fo:language="de" fo:country="DE" style:language-asian="ja" style:country-asian="JP" style:font-name-complex="Tahoma" style:language-complex="fa" style:country-complex="IR" text:display="none"/>
    </style:style>
    <style:style style:name="P12" style:family="paragraph" style:parent-style-name="Standard">
      <style:paragraph-properties fo:text-align="start" style:justify-single-word="false"/>
      <style:text-properties fo:language="de" fo:country="DE" style:language-asian="ja" style:country-asian="JP" style:font-name-complex="Tahoma" style:language-complex="fa" style:country-complex="IR" text:display="none"/>
    </style:style>
    <style:style style:name="P13" style:family="paragraph" style:parent-style-name="Standard">
      <style:text-properties fo:color="#000000"/>
    </style:style>
    <style:style style:name="P14" style:family="paragraph" style:parent-style-name="Standard">
      <style:text-properties fo:color="#ff0000"/>
    </style:style>
    <style:style style:name="P15" style:family="paragraph" style:parent-style-name="TM_20_1">
      <style:paragraph-properties>
        <style:tab-stops>
          <style:tab-stop style:position="16.983cm" style:type="right" style:leader-style="dotted" style:leader-text="."/>
        </style:tab-stops>
      </style:paragraph-properties>
    </style:style>
    <style:style style:name="P16" style:family="paragraph" style:parent-style-name="TM_20_2">
      <style:paragraph-properties>
        <style:tab-stops>
          <style:tab-stop style:position="16.559cm" style:type="right" style:leader-style="dotted" style:leader-text="."/>
        </style:tab-stops>
      </style:paragraph-properties>
    </style:style>
    <style:style style:name="P17" style:family="paragraph" style:parent-style-name="Text_20_body">
      <style:paragraph-properties fo:margin-left="0cm" fo:margin-right="0cm" fo:text-indent="0cm" style:auto-text-indent="false"/>
    </style:style>
    <style:style style:name="P18" style:family="paragraph" style:parent-style-name="Légende">
      <style:paragraph-properties fo:text-align="center" style:justify-single-word="false"/>
    </style:style>
    <style:style style:name="P19" style:family="paragraph" style:parent-style-name="Standard">
      <style:paragraph-properties fo:margin-left="0cm" fo:margin-right="-0.318cm" fo:text-align="start" style:justify-single-word="false" fo:text-indent="0cm" style:auto-text-indent="false"/>
    </style:style>
    <style:style style:name="P20" style:family="paragraph" style:parent-style-name="Standard">
      <style:paragraph-properties fo:margin-left="0cm" fo:margin-right="0cm" fo:text-indent="1.251cm" style:auto-text-indent="false"/>
    </style:style>
    <style:style style:name="P21" style:family="paragraph" style:parent-style-name="Standard">
      <style:paragraph-properties fo:margin-left="0cm" fo:margin-right="0cm" fo:text-indent="1.251cm" style:auto-text-indent="false"/>
      <style:text-properties fo:color="#000000"/>
    </style:style>
    <style:style style:name="P22" style:family="paragraph" style:parent-style-name="Standard">
      <style:paragraph-properties fo:margin-left="1.201cm" fo:margin-right="0cm" fo:text-indent="0cm" style:auto-text-indent="false">
        <style:tab-stops/>
      </style:paragraph-properties>
      <style:text-properties fo:language="de" fo:country="DE" style:language-asian="ja" style:country-asian="JP" style:font-name-complex="Tahoma" style:language-complex="fa" style:country-complex="IR" text:display="none"/>
    </style:style>
    <style:style style:name="P23" style:family="paragraph" style:parent-style-name="Standard">
      <style:paragraph-properties fo:margin-left="0cm" fo:margin-right="-0.459cm" fo:text-indent="0cm" style:auto-text-indent="false"/>
      <style:text-properties fo:color="#000000"/>
    </style:style>
    <style:style style:name="P24" style:family="paragraph" style:parent-style-name="Standard">
      <style:paragraph-properties fo:margin-left="0cm" fo:margin-right="-0.002cm" fo:text-indent="0cm" style:auto-text-indent="false"/>
    </style:style>
    <style:style style:name="P25" style:family="paragraph" style:parent-style-name="Standard">
      <style:paragraph-properties fo:margin-left="0cm" fo:margin-right="-0.002cm" fo:text-indent="0cm" style:auto-text-indent="false"/>
      <style:text-properties fo:language="de" fo:country="DE" style:language-asian="ja" style:country-asian="JP" style:font-name-complex="Tahoma" style:language-complex="fa" style:country-complex="IR" text:display="none"/>
    </style:style>
    <style:style style:name="P26" style:family="paragraph" style:parent-style-name="Standard">
      <style:paragraph-properties fo:margin-left="0cm" fo:margin-right="-0.002cm" fo:text-indent="0cm" style:auto-text-indent="false"/>
      <style:text-properties fo:color="#ff0000"/>
    </style:style>
    <style:style style:name="P27" style:family="paragraph" style:parent-style-name="Standard">
      <style:paragraph-properties fo:margin-left="1.201cm" fo:margin-right="-0.002cm" fo:text-indent="0cm" style:auto-text-indent="false">
        <style:tab-stops/>
      </style:paragraph-properties>
      <style:text-properties fo:language="de" fo:country="DE" style:language-asian="ja" style:country-asian="JP" style:font-name-complex="Tahoma" style:language-complex="fa" style:country-complex="IR" text:display="none"/>
    </style:style>
    <style:style style:name="P28" style:family="paragraph" style:parent-style-name="Standard">
      <style:paragraph-properties fo:padding-left="0.141cm" fo:padding-right="0.141cm" fo:padding-top="0.035cm" fo:padding-bottom="0.035cm" fo:border="0.018cm solid #000000" style:shadow="none"/>
    </style:style>
    <style:style style:name="P29" style:family="paragraph" style:parent-style-name="Standard">
      <style:paragraph-properties fo:padding-left="0.141cm" fo:padding-right="0.141cm" fo:padding-top="0.035cm" fo:padding-bottom="0.035cm" fo:border="0.018cm solid #000000" style:shadow="none"/>
      <style:text-properties fo:language="de" fo:country="DE" style:language-asian="ja" style:country-asian="JP" style:font-name-complex="Tahoma" style:language-complex="fa" style:country-complex="IR"/>
    </style:style>
    <style:style style:name="P30" style:family="paragraph" style:parent-style-name="Standard">
      <style:paragraph-properties fo:padding-left="0.141cm" fo:padding-right="0.141cm" fo:padding-top="0.035cm" fo:padding-bottom="0.247cm" fo:border="0.018cm solid #000000" style:shadow="none"/>
    </style:style>
    <style:style style:name="P31" style:family="paragraph" style:parent-style-name="Standard" style:master-page-name="MP0">
      <style:paragraph-properties fo:text-align="end" style:justify-single-word="false" style:page-number="auto" fo:break-before="page"/>
    </style:style>
    <style:style style:name="P32" style:family="paragraph" style:parent-style-name="Heading_20_1">
      <style:paragraph-properties fo:break-before="page"/>
    </style:style>
    <style:style style:name="P33" style:family="paragraph" style:parent-style-name="Text_20_body" style:list-style-name="L1"/>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language-asian="fr" style:country-asian="FR" style:language-complex="ar" style:country-complex="SA"/>
    </style:style>
    <style:style style:name="T4" style:family="text">
      <style:text-properties fo:color="#ff0000"/>
    </style:style>
    <style:style style:name="T5" style:family="text">
      <style:text-properties fo:color="#ff0000" fo:font-style="italic" style:font-style-asian="italic"/>
    </style:style>
    <style:style style:name="T6" style:family="text">
      <style:text-properties fo:color="#ff0000" fo:language="de" fo:country="DE" style:language-asian="ja" style:country-asian="JP" style:font-name-complex="Tahoma" style:language-complex="fa" style:country-complex="IR"/>
    </style:style>
    <style:style style:name="T7" style:family="text">
      <style:text-properties fo:color="#0000ff"/>
    </style:style>
    <style:style style:name="T8" style:family="text">
      <style:text-properties fo:color="#000000"/>
    </style:style>
    <style:style style:name="T9" style:family="text">
      <style:text-properties fo:color="#280099"/>
    </style:style>
    <style:style style:name="T10" style:family="text">
      <style:text-properties fo:color="#7030a0"/>
    </style:style>
    <style:style style:name="T11" style:family="text">
      <style:text-properties fo:color="#7030a0" fo:language="de" fo:country="DE" style:language-asian="ja" style:country-asian="JP" style:font-name-complex="Tahoma" style:language-complex="fa" style:country-complex="IR"/>
    </style:style>
    <style:style style:name="T12" style:family="text">
      <style:text-properties fo:language="de" fo:country="DE" style:language-asian="ja" style:country-asian="JP" style:font-name-complex="Tahoma" style:language-complex="fa" style:country-complex="IR"/>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ffffff" style:background-transparency="0%" fo:padding="0cm" fo:border="none" style:writing-mode="lr-tb">
        <style:background-image/>
      </style:graphic-properties>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635cm"/>
        </style:list-level-properties>
        <style:text-properties style:font-name="FreeSerif"/>
      </text:list-level-style-bullet>
      <text:list-level-style-bullet text:level="2" text:style-name="WW_5f_CharLFO1LVL2" text:bullet-char="o">
        <style:list-level-properties text:list-level-position-and-space-mode="label-alignment">
          <style:list-level-label-alignment text:label-followed-by="listtab" fo:text-indent="-0.635cm" fo:margin-left="2.905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71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525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BROHAN Romain</text:p>
      <text:p text:style-name="P3"><text:tab/>DROMIGNY Ivan</text:p>
      <text:p text:style-name="P3"><text:tab/>GASCOIN-FONTAINE Samy</text:p>
      <text:p text:style-name="P4"/>
      <text:p text:style-name="P4"/>
      <text:p text:style-name="Heading">Rapport de Base de données évoluée</text:p>
      <text:p text:style-name="P6">Entrepôts de données</text:p>
      <text:p text:style-name="P7">2017-2018</text:p>
      <text:p text:style-name="P5"/>
      <text:p text:style-name="P5"/>
      <text:p text:style-name="P5"/>
      <text:table-of-content text:style-name="Sect1" text:name="_TOC0">
        <text:table-of-content-source text:outline-level="9">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text:a xlink:type="simple" xlink:href="#_Toc498448796" office:target-frame-name="_top" xlink:show="replace"><text:span text:style-name="Lien_20_hypertexte">I – Présentation du dataset</text:span></text:a><text:a xlink:type="simple" xlink:href="#_Toc498448796" office:target-frame-name="_top" xlink:show="replace"><text:tab/>2</text:a></text:p>
          <text:p text:style-name="P15"><text:a xlink:type="simple" xlink:href="#_Toc498448797" office:target-frame-name="_top" xlink:show="replace"><text:span text:style-name="Lien_20_hypertexte">II – Conception de l’entrepôt de données</text:span></text:a><text:a xlink:type="simple" xlink:href="#_Toc498448797" office:target-frame-name="_top" xlink:show="replace"><text:tab/>2</text:a></text:p>
          <text:p text:style-name="P15"><text:a xlink:type="simple" xlink:href="#_Toc498448798" office:target-frame-name="_top" xlink:show="replace"><text:span text:style-name="Lien_20_hypertexte">III – Les requêtes</text:span></text:a><text:a xlink:type="simple" xlink:href="#_Toc498448798" office:target-frame-name="_top" xlink:show="replace"><text:tab/>3</text:a></text:p>
          <text:p text:style-name="P16"><text:a xlink:type="simple" xlink:href="#_Toc498448799" office:target-frame-name="_top" xlink:show="replace"><text:span text:style-name="Lien_20_hypertexte">Requête n°1 :</text:span></text:a><text:a xlink:type="simple" xlink:href="#_Toc498448799" office:target-frame-name="_top" xlink:show="replace"><text:tab/>3</text:a></text:p>
          <text:p text:style-name="P16"><text:a xlink:type="simple" xlink:href="#_Toc498448800" office:target-frame-name="_top" xlink:show="replace"><text:span text:style-name="Lien_20_hypertexte">Requête n°2 :</text:span></text:a><text:a xlink:type="simple" xlink:href="#_Toc498448800" office:target-frame-name="_top" xlink:show="replace"><text:tab/>4</text:a></text:p>
          <text:p text:style-name="P16"><text:a xlink:type="simple" xlink:href="#_Toc498448801" office:target-frame-name="_top" xlink:show="replace"><text:span text:style-name="Lien_20_hypertexte">Requête n°3 :</text:span></text:a><text:a xlink:type="simple" xlink:href="#_Toc498448801" office:target-frame-name="_top" xlink:show="replace"><text:tab/>4</text:a></text:p>
          <text:p text:style-name="P16"><text:a xlink:type="simple" xlink:href="#_Toc498448802" office:target-frame-name="_top" xlink:show="replace"><text:span text:style-name="Lien_20_hypertexte">Requête n°4 :</text:span></text:a><text:a xlink:type="simple" xlink:href="#_Toc498448802" office:target-frame-name="_top" xlink:show="replace"><text:tab/>5</text:a></text:p>
          <text:p text:style-name="P16"><text:a xlink:type="simple" xlink:href="#_Toc498448803" office:target-frame-name="_top" xlink:show="replace"><text:span text:style-name="Lien_20_hypertexte">Requête n°5 :</text:span></text:a><text:a xlink:type="simple" xlink:href="#_Toc498448803" office:target-frame-name="_top" xlink:show="replace"><text:tab/>6</text:a></text:p>
          <text:p text:style-name="P16"><text:a xlink:type="simple" xlink:href="#_Toc498448804" office:target-frame-name="_top" xlink:show="replace"><text:span text:style-name="Lien_20_hypertexte">Requête n°6 :</text:span></text:a><text:a xlink:type="simple" xlink:href="#_Toc498448804" office:target-frame-name="_top" xlink:show="replace"><text:tab/>6</text:a></text:p>
          <text:p text:style-name="P16"><text:a xlink:type="simple" xlink:href="#_Toc498448805" office:target-frame-name="_top" xlink:show="replace"><text:span text:style-name="Lien_20_hypertexte">Requête n°7 :</text:span></text:a><text:a xlink:type="simple" xlink:href="#_Toc498448805" office:target-frame-name="_top" xlink:show="replace"><text:tab/>7</text:a></text:p>
          <text:p text:style-name="P16"><text:a xlink:type="simple" xlink:href="#_Toc498448806" office:target-frame-name="_top" xlink:show="replace"><text:span text:style-name="Lien_20_hypertexte">Requête n°8 :</text:span></text:a><text:a xlink:type="simple" xlink:href="#_Toc498448806" office:target-frame-name="_top" xlink:show="replace"><text:tab/>7</text:a></text:p>
          <text:p text:style-name="P16"><text:a xlink:type="simple" xlink:href="#_Toc498448807" office:target-frame-name="_top" xlink:show="replace"><text:span text:style-name="Lien_20_hypertexte">Requête n°9 :</text:span></text:a><text:a xlink:type="simple" xlink:href="#_Toc498448807" office:target-frame-name="_top" xlink:show="replace"><text:tab/>8</text:a></text:p>
          <text:p text:style-name="P16"><text:a xlink:type="simple" xlink:href="#_Toc498448808" office:target-frame-name="_top" xlink:show="replace"><text:span text:style-name="Lien_20_hypertexte">Requête n°10 :</text:span></text:a><text:a xlink:type="simple" xlink:href="#_Toc498448808" office:target-frame-name="_top" xlink:show="replace"><text:tab/>8</text:a></text:p>
          <text:p text:style-name="P15"><text:a xlink:type="simple" xlink:href="#_Toc498448809" office:target-frame-name="_top" xlink:show="replace"><text:span text:style-name="Lien_20_hypertexte">IV – Conclusion</text:span></text:a><text:a xlink:type="simple" xlink:href="#_Toc498448809" office:target-frame-name="_top" xlink:show="replace"><text:tab/>8</text:a></text:p>
        </text:index-body>
      </text:table-of-content>
      <text:p text:style-name="Standard"/>
      <text:h text:style-name="P32" text:outline-level="1"><text:bookmark-start text:name="_Toc498448796"/><text:bookmark-start text:name="_Toc498419824"/>I – Présentation du dataset<text:bookmark-end text:name="_Toc498448796"/><text:bookmark-end text:name="_Toc498419824"/></text:h>
      <text:p text:style-name="Text_20_body"/>
      <text:p text:style-name="Text_20_body">Ce projet a pour but la mise en place d’un entrepôt de données sous Oracle avec un sujet spécifique. Dans le cas présent, l’entrepôt de données est basé sur les mouvements sociaux (grèves) de la SNCF depuis 2002 à travers toute la France.</text:p>
      <text:p text:style-name="Text_20_body">Celui-ci a été récupéré sur le site d’open data de la SNCF. Ci-contre le lien vers le dataset : <text:a xlink:type="simple" xlink:href="https://data.sncf.com/explore/dataset/mouvements-sociaux-depuis-2002/?sort=date_de_debut" office:target-frame-name="_top" xlink:show="replace">https://data.sncf.com/explore/dataset/mouvements-sociaux-depuis-2002/?sort=date_de_debut</text:a>.</text:p>
      <text:p text:style-name="Text_20_body">Un second dataset avait également été trouvé mais nous avons finalement décidé de ne pas l’incorporé dans notre entrepôt de données car nous avons admis avoir suffisament de données avec le premier.</text:p>
      <text:p text:style-name="P17"><text:tab/></text:p>
      <text:h text:style-name="Heading_20_1" text:outline-level="1"><text:bookmark-start text:name="_Toc498448797"/><text:bookmark-start text:name="_Toc498419825"/>II – Conception de l’entrepôt de données<text:bookmark-end text:name="_Toc498448797"/><text:bookmark-end text:name="_Toc498419825"/></text:h>
      <text:p text:style-name="Text_20_body"/>
      <text:p text:style-name="Text_20_body">L’entrepôt de données a, comme expliqué précédemment, été implémenté via Oracle. Une étude sur le dataset a d’abord été effectué afin de déterminer la table de faits ainsi que les différentes dimensions de l’entrepôt de données.</text:p>
      <text:p text:style-name="Text_20_body">Voici la liste des attributs présents dans le dataset : <text:span text:style-name="Police_20_par_20_défaut"><text:span text:style-name="T2">date_de_debut</text:span></text:span>, <text:span text:style-name="Police_20_par_20_défaut"><text:span text:style-name="T2">date_de_fin</text:span></text:span>, <text:span text:style-name="Police_20_par_20_défaut"><text:span text:style-name="T2">Motif exprimé</text:span></text:span>, <text:span text:style-name="Police_20_par_20_défaut"><text:span text:style-name="T2">Organisations syndicales</text:span></text:span>, <text:span text:style-name="Police_20_par_20_défaut"><text:span text:style-name="T2">Métiers ciblés par le préavis</text:span></text:span>, <text:span text:style-name="Police_20_par_20_défaut"><text:span text:style-name="T2">Population devant travailler ciblée par le préavis</text:span></text:span>, <text:span text:style-name="Police_20_par_20_défaut"><text:span text:style-name="T2">Nombre de gréviste du préavis </text:span></text:span>et <text:span text:style-name="Police_20_par_20_défaut"><text:span text:style-name="T2">Taux de grévistes</text:span></text:span>.</text:p>
      <text:p text:style-name="Text_20_body">A partir de cette liste d’attribut nous avons créé une table de fait ainsi que 5 dimensions : <text:span text:style-name="Police_20_par_20_défaut"><text:span text:style-name="T2">Motifs</text:span></text:span>, <text:span text:style-name="Police_20_par_20_défaut"><text:span text:style-name="T2">Temps</text:span></text:span>, <text:span text:style-name="Police_20_par_20_défaut"><text:span text:style-name="T1">Organisations</text:span></text:span>, <text:span text:style-name="Police_20_par_20_défaut"><text:span text:style-name="T1">Metiers_Cibles, Nb_Travailleurs. </text:span></text:span></text:p>
      <text:p text:style-name="Text_20_body">Nous avons également décidé d’ajouter des attributs supplémentaires afin d’améliorer et de compléter notre entrepôt de données : </text:p>
      <text:list xml:id="list2345413990248687544" text:style-name="L1">
        <text:list-item>
          <text:p text:style-name="P33">Nous avons rajouté un attribut <text:span text:style-name="Police_20_par_20_défaut"><text:span text:style-name="T2">saison </text:span></text:span>dans la dimension <text:span text:style-name="Police_20_par_20_défaut"><text:span text:style-name="T1">Temps. </text:span></text:span></text:p>
        </text:list-item>
        <text:list-item>
          <text:p text:style-name="P33">Un attribut <text:span text:style-name="Police_20_par_20_défaut"><text:span text:style-name="T1">categorie_greve </text:span></text:span>dans la dimension <text:span text:style-name="Police_20_par_20_défaut"><text:span text:style-name="T1">Motifs</text:span></text:span>, pouvant avoir pour valeur : <text:span text:style-name="Police_20_par_20_défaut"><text:span text:style-name="T1">Salaire, Conditions de travail, Retraite.</text:span></text:span> Des catégories supplémentaires beaucoup plus spécifiques aurait pu également être déterminées, bien que ces trois sont amplement suffisantes pour notre entrepôt de données.</text:p>
        </text:list-item>
        <text:list-item>
          <text:p text:style-name="P33">Un attribut <text:span text:style-name="Police_20_par_20_défaut"><text:span text:style-name="T1">annee</text:span></text:span> dans la table de faits afin de pouvoir récupérer cette information plus facilement.</text:p>
        </text:list-item>
        <text:list-item>
          <text:p text:style-name="P33">Un atttribut <text:span text:style-name="Police_20_par_20_défaut"><text:span text:style-name="T1">duree_en_jour</text:span></text:span> dans la table de faits afin de pouvoir récupérer le nombre de jours (ou la durée) d’une grève plus facilement.</text:p>
        </text:list-item>
        <text:list-item>
          <text:p text:style-name="P33">Le pourcentage de gréviste (attribut <text:span text:style-name="Police_20_par_20_défaut"><text:span text:style-name="T1">taux_de_greviste</text:span></text:span>) a également été mis dans la table de fait pour les mêmes raisons que celles énoncées précédemment.</text:p>
        </text:list-item>
      </text:list>
      <text:p text:style-name="Text_20_body"/>
      <text:p text:style-name="Text_20_body"><draw:frame draw:style-name="fr1" draw:name="Zone de texte 2" text:anchor-type="paragraph" svg:x="0.875cm" svg:y="9.917cm" svg:width="15.251cm" style:rel-width="scale" svg:height="0.041cm" style:rel-height="scale" draw:z-index="1"><draw:text-box><text:p>Figure 1- UML de l'entrepôt de données</text:p></draw:text-box></draw:frame><draw:frame draw:style-name="fr2" draw:name="Image1" text:anchor-type="paragraph" svg:width="15.252cm" style:rel-width="scale" svg:height="9.758cm" style:rel-height="scale" draw:z-index="0"><draw:image/></draw:frame><text:span text:style-name="Police_20_par_20_défaut"><text:span text:style-name="T3"/></text:span></text:p>
      <text:p text:style-name="P17"><text:soft-page-break/></text:p>
      <text:h text:style-name="Heading_20_1" text:outline-level="1"><text:bookmark-start text:name="_Toc498448798"/><text:bookmark-start text:name="_Toc498419826"/>III – Les requêtes<text:bookmark-end text:name="_Toc498448798"/><text:bookmark-end text:name="_Toc498419826"/></text:h>
      <text:p text:style-name="P8"/>
      <text:p text:style-name="P9"/>
      <text:p text:style-name="Standard"><text:tab/>Dans le cadre de ce projet, nous devions concevoir une dizaine de requêtes en utilisant les opérateurs d'OLAP (GROUP BY, GROUP BY CUBE/ROLLUP, RANK, etc..) :</text:p>
      <text:h text:style-name="Heading_20_2" text:outline-level="2"><text:line-break/><text:bookmark-start text:name="_Toc498448799"/>Requête n°1 :<text:bookmark-end text:name="_Toc498448799"/></text:h>
      <text:p text:style-name="Standard"/>
      <text:p text:style-name="Standard"><text:tab/>En utilisant ROLLUP, affiche le nombre de gréviste total par grève, puis par année, puis le nombre de grévistes total jusqu'en 2009.</text:p>
      <text:p text:style-name="Standard"/>
      <table:table table:name="Tableau1" table:style-name="Tableau1">
        <table:table-column table:style-name="Tableau1.A"/>
        <table:table-row table:style-name="Tableau1.1">
          <table:table-cell table:style-name="Tableau1.A1" office:value-type="string">
            <table:table table:name="Tableau2" table:style-name="Tableau2">
              <table:table-column table:style-name="Tableau2.A"/>
              <table:table-row>
                <table:table-cell table:style-name="Tableau2.A1" office:value-type="string">
                  <text:p text:style-name="P10"><text:span text:style-name="Police_20_par_20_défaut"><text:span text:style-name="T4">SELECT</text:span></text:span> annee, date_deb, <text:span text:style-name="Police_20_par_20_défaut"><text:span text:style-name="T7">SUM</text:span></text:span>(nb_grevistes) <text:span text:style-name="Police_20_par_20_défaut"><text:span text:style-name="T4">AS</text:span></text:span> nb_grevistes, GROUPING_ID(annee, date_deb)</text:p>
                </table:table-cell>
              </table:table-row>
            </table:table>
            <text:p text:style-name="P12"/>
            <table:table table:name="Tableau3" table:style-name="Tableau3">
              <table:table-column table:style-name="Tableau3.A"/>
              <table:table-row>
                <table:table-cell table:style-name="Tableau3.A1" office:value-type="string">
                  <text:p text:style-name="P10"><text:bookmark text:name="LC16"/><text:span text:style-name="Police_20_par_20_défaut"><text:span text:style-name="T4">FROM</text:span></text:span> (<text:span text:style-name="Police_20_par_20_défaut"><text:span text:style-name="T4">SELECT</text:span></text:span> annee, date_deb, date_fin, nb_grevistes</text:p>
                </table:table-cell>
              </table:table-row>
            </table:table>
            <text:p text:style-name="P12"/>
            <table:table table:name="Tableau4" table:style-name="Tableau4">
              <table:table-column table:style-name="Tableau4.A"/>
              <table:table-row>
                <table:table-cell table:style-name="Tableau4.A1" office:value-type="string">
                  <text:p text:style-name="P10"><text:span text:style-name="Police_20_par_20_défaut"><text:span text:style-name="T4">FROM</text:span></text:span> Table_Faits <text:span text:style-name="Police_20_par_20_défaut"><text:span text:style-name="T4">NATURAL JOIN</text:span></text:span> Temps <text:span text:style-name="Police_20_par_20_défaut"><text:span text:style-name="T4">NATURAL </text:span></text:span><text:span text:style-name="Police_20_par_20_défaut"><text:span text:style-name="T4">JOIN</text:span></text:span> Nb_Travailleurs</text:p>
                </table:table-cell>
              </table:table-row>
            </table:table>
            <text:p text:style-name="P12"/>
            <table:table table:name="Tableau5" table:style-name="Tableau5">
              <table:table-column table:style-name="Tableau5.A"/>
              <table:table-row>
                <table:table-cell table:style-name="Tableau5.A1" office:value-type="string">
                  <text:p text:style-name="P19"><text:bookmark text:name="LC18"/><text:span text:style-name="Police_20_par_20_défaut"><text:span text:style-name="T4">GROUP BY</text:span></text:span> (annee, date_deb, date_fin, nb_grevistes))</text:p>
                </table:table-cell>
              </table:table-row>
            </table:table>
            <text:p text:style-name="P12"/>
            <table:table table:name="Tableau6" table:style-name="Tableau6">
              <table:table-column table:style-name="Tableau6.A"/>
              <table:table-row>
                <table:table-cell table:style-name="Tableau6.A1" office:value-type="string">
                  <text:p text:style-name="P10"><text:bookmark text:name="LC19"/><text:span text:style-name="Police_20_par_20_défaut"><text:span text:style-name="T4">WHERE</text:span></text:span> nb_grevistes <text:span text:style-name="Police_20_par_20_défaut"><text:span text:style-name="T4">IS NOT NULL AND</text:span></text:span> annee <text:span text:style-name="Police_20_par_20_défaut"><text:span text:style-name="T4">&lt;=</text:span></text:span> <text:span text:style-name="Police_20_par_20_défaut"><text:span text:style-name="T7">2009</text:span></text:span></text:p>
                </table:table-cell>
              </table:table-row>
            </table:table>
            <text:p text:style-name="Standard"><text:span text:style-name="Police_20_par_20_défaut"><text:span text:style-name="T4">GROUP BY</text:span></text:span> ROLLUP (annee, date_deb);</text:p>
          </table:table-cell>
        </table:table-row>
      </table:table>
      <text:p text:style-name="Standard"><text:bookmark text:name="LC15"/></text:p>
      <text:p text:style-name="Standard"><text:tab/>Dans cette requête, "nb_grevistes <text:span text:style-name="Police_20_par_20_défaut"><text:span text:style-name="T4">IS NOT NULL</text:span></text:span><text:span text:style-name="Police_20_par_20_défaut"><text:span text:style-name="T8">" nous permet de ne pas prendre en compte les grèves dont le nombre de grévistes n'est pas renseigné.</text:span></text:span></text:p>
      <text:p text:style-name="Standard"><text:span text:style-name="Police_20_par_20_défaut"><text:span text:style-name="T8"><text:s/><text:tab/>La requête imbriquée nous permet de traiter tout les tuples valides et d'éviter les doublons grâce au </text:span></text:span><text:span text:style-name="Police_20_par_20_défaut"><text:span text:style-name="T4">GROUP BY</text:span></text:span><text:span text:style-name="Police_20_par_20_défaut"><text:span text:style-name="T8"> (annee, date_deb, date_fin, nb_grevistes). Cela rend ainsi le calcul du </text:span></text:span><text:span text:style-name="Police_20_par_20_défaut"><text:span text:style-name="T7">SUM</text:span></text:span><text:span text:style-name="Police_20_par_20_défaut"><text:span text:style-name="T8"> exact, puisque dans notre dataset il n'y a pas deux grèves différentes qui se sont déroulés le même jour sur la même période de temps et avec exactement le même nombre de grévistes : si jamais c'est le cas, c'est qu'il s'agit de la même grève.</text:span></text:span></text:p>
      <text:p text:style-name="Standard"><text:span text:style-name="Police_20_par_20_défaut"><text:span text:style-name="T8"><text:tab/>Le </text:span></text:span><text:span text:style-name="Police_20_par_20_défaut"><text:span text:style-name="T4">GROUP BY</text:span></text:span><text:span text:style-name="Police_20_par_20_défaut"><text:span text:style-name="T8"> ROLLUP nous permet d'afficher les agrégats correspondant à ce que nous voulons, à savoir, le total par grève, par année puis le total complet. Le GROUPING_ID permet de mieux différencier les agrégats des tuples résultats.</text:span></text:span></text:p>
      <text:p text:style-name="Standard"/>
      <text:h text:style-name="Heading_20_2" text:outline-level="2"><text:bookmark-start text:name="_Toc498448800"/>Requête n°2 :<text:bookmark-end text:name="_Toc498448800"/></text:h>
      <text:p text:style-name="Standard"/>
      <text:p text:style-name="Standard"><text:soft-page-break/><text:tab/>A l'aide de ROWNUM et RANK, afficher le top 10 des plus grosses grèves en terme de nombre de grévistes depuis 2002.</text:p>
      <text:p text:style-name="Standard"/>
      <table:table table:name="Tableau7" table:style-name="Tableau7">
        <table:table-column table:style-name="Tableau7.A"/>
        <table:table-row table:style-name="Tableau7.1">
          <table:table-cell table:style-name="Tableau7.A1" office:value-type="string">
            <table:table table:name="Tableau8" table:style-name="Tableau8">
              <table:table-column table:style-name="Tableau8.A"/>
              <table:table-row>
                <table:table-cell table:style-name="Tableau8.A1" office:value-type="string">
                  <text:p text:style-name="Standard"><text:bookmark text:name="LC53"/><text:span text:style-name="Police_20_par_20_défaut"><text:span text:style-name="T4">SELECT</text:span></text:span> *</text:p>
                </table:table-cell>
              </table:table-row>
            </table:table>
            <text:p text:style-name="P11"/>
            <table:table table:name="Tableau9" table:style-name="Tableau9">
              <table:table-column table:style-name="Tableau9.A"/>
              <table:table-row>
                <table:table-cell table:style-name="Tableau9.A1" office:value-type="string">
                  <text:p text:style-name="Standard"><text:bookmark text:name="LC54"/><text:span text:style-name="Police_20_par_20_défaut"><text:span text:style-name="T4">FROM</text:span></text:span></text:p>
                </table:table-cell>
              </table:table-row>
            </table:table>
            <text:p text:style-name="P11"/>
            <table:table table:name="Tableau10" table:style-name="Tableau10">
              <table:table-column table:style-name="Tableau10.A"/>
              <table:table-row>
                <table:table-cell table:style-name="Tableau10.A1" office:value-type="string">
                  <text:p text:style-name="Standard"><text:bookmark text:name="LC55"/>(<text:span text:style-name="Police_20_par_20_défaut"><text:span text:style-name="T4">SELECT</text:span></text:span> date_deb, date_fin, nb_grevistes, RANK() over(<text:span text:style-name="Police_20_par_20_défaut"><text:span text:style-name="T4">ORDER BY</text:span></text:span> nb_grevistes <text:span text:style-name="Police_20_par_20_défaut"><text:span text:style-name="T4">DESC</text:span></text:span>) <text:span text:style-name="Police_20_par_20_défaut"><text:span text:style-name="T4">AS</text:span></text:span> Top_10</text:p>
                </table:table-cell>
              </table:table-row>
            </table:table>
            <text:p text:style-name="P11"/>
            <table:table table:name="Tableau11" table:style-name="Tableau11">
              <table:table-column table:style-name="Tableau11.A"/>
              <table:table-row>
                <table:table-cell table:style-name="Tableau11.A1" office:value-type="string">
                  <text:p text:style-name="Standard"><text:bookmark text:name="LC56"/><text:span text:style-name="Police_20_par_20_défaut"><text:span text:style-name="T4">FROM</text:span></text:span> Table_Faits <text:span text:style-name="Police_20_par_20_défaut"><text:span text:style-name="T4">NATURAL JOIN</text:span></text:span> Temps <text:span text:style-name="Police_20_par_20_défaut"><text:span text:style-name="T4">NATURAL JOIN</text:span></text:span> Nb_Travailleurs</text:p>
                </table:table-cell>
              </table:table-row>
            </table:table>
            <text:p text:style-name="P11"/>
            <table:table table:name="Tableau12" table:style-name="Tableau12">
              <table:table-column table:style-name="Tableau12.A"/>
              <table:table-row>
                <table:table-cell table:style-name="Tableau12.A1" office:value-type="string">
                  <text:p text:style-name="Standard"><text:bookmark text:name="LC57"/><text:span text:style-name="Police_20_par_20_défaut"><text:span text:style-name="T4">WHERE</text:span></text:span> nb_grevistes <text:span text:style-name="Police_20_par_20_défaut"><text:span text:style-name="T4">IS NOT NULL</text:span></text:span></text:p>
                  <text:p text:style-name="Standard"><text:span text:style-name="pl-k"><text:span text:style-name="T4">GROUP BY</text:span></text:span><text:span text:style-name="Police_20_par_20_défaut"><text:span text:style-name="T4"> </text:span></text:span>(date_deb, date_fin, nb_grevistes))</text:p>
                </table:table-cell>
              </table:table-row>
            </table:table>
            <text:p text:style-name="Standard"><text:span text:style-name="Police_20_par_20_défaut"><text:span text:style-name="T4">WHERE</text:span></text:span> ROWNUM &lt;=<text:span text:style-name="Police_20_par_20_défaut"><text:span text:style-name="T7">10</text:span></text:span> ;</text:p>
          </table:table-cell>
        </table:table-row>
      </table:table>
      <text:p text:style-name="Standard"><text:tab/></text:p>
      <text:p text:style-name="P20">Pour cette requête il nous a fallut utiliser une requête imbriquée. En effet, on utilise ici un <text:span text:style-name="Police_20_par_20_défaut"><text:span text:style-name="T5">ORDER BY</text:span></text:span><text:span text:style-name="Police_20_par_20_défaut"><text:span text:style-name="T4"> </text:span></text:span><text:span text:style-name="Police_20_par_20_défaut"><text:span text:style-name="T8">ainsi qu'un ROWNUM, or il s'avère que si ces deux opérateurs se retrouve dans la même requête, ROWNUM va s'appliquer avant ORDER BY, ce qui nous a rendu non pas le top 10 des plus grosses grèves, mais le classement par ordre décroissant du nombre de gréviste des 10 premiers tuples ajoutés à la table ! C'est pourquoi nous avons imbriqués l'</text:span></text:span><text:span text:style-name="Police_20_par_20_défaut"><text:span text:style-name="T4">ORDER BY</text:span></text:span><text:span text:style-name="Police_20_par_20_défaut"><text:span text:style-name="T8"> afin qu'il agisse avant le ROWNUM.</text:span></text:span></text:p>
      <text:p text:style-name="Standard"><text:span text:style-name="Police_20_par_20_défaut"><text:span text:style-name="T8"><text:tab/>Une fois de plus,</text:span></text:span><text:span text:style-name="Police_20_par_20_défaut"><text:span text:style-name="T4"> IS NOT NULL </text:span></text:span><text:span text:style-name="Police_20_par_20_défaut"><text:span text:style-name="T8">permet d'éviter les grèves dont le nombre de gréviste n'a pas été renseigné. De plus avec un ORDER BY, les tuples dont la valeur est null sont placés premier, ce qui nous donnerait un Top 10 de valeurs null si nous n'utilisions pas cet opérateur.</text:span></text:span></text:p>
      <text:p text:style-name="P13">RANK() nous permet d'ajouter une colonne indiquant la place de la grève dans le top 10.</text:p>
      <text:p text:style-name="P13"/>
      <text:h text:style-name="Heading_20_2" text:outline-level="2"><text:bookmark-start text:name="_Toc498448801"/>Requête n°3 :<text:bookmark-end text:name="_Toc498448801"/></text:h>
      <text:p text:style-name="Text_20_body"/>
      <text:p text:style-name="P13"><text:tab/>A l'aide de GROUPING SET, affiche le nombre total de grèvistes par an pour chaque année.</text:p>
      <text:p text:style-name="P13"/>
      <table:table table:name="Tableau13" table:style-name="Tableau13">
        <table:table-column table:style-name="Tableau13.A"/>
        <table:table-row table:style-name="Tableau13.1">
          <table:table-cell table:style-name="Tableau13.A1" office:value-type="string">
            <text:p text:style-name="Standard"><text:span text:style-name="Police_20_par_20_défaut"><text:span text:style-name="T4">SELECT</text:span></text:span> annee, <text:span text:style-name="Police_20_par_20_défaut"><text:span text:style-name="T7">SUM</text:span></text:span>(nb_grevistes) <text:span text:style-name="Police_20_par_20_défaut"><text:span text:style-name="T4">AS </text:span></text:span>nb_grevistes</text:p>
            <text:p text:style-name="Standard"><text:span text:style-name="Police_20_par_20_défaut"><text:span text:style-name="T4">FROM</text:span></text:span> Table_Faits <text:span text:style-name="Police_20_par_20_défaut"><text:span text:style-name="T4">NATURAL JOIN</text:span></text:span> Nb_Travailleurs</text:p>
            <table:table table:name="Tableau14" table:style-name="Tableau14">
              <table:table-column table:style-name="Tableau14.A"/>
              <table:table-row table:style-name="Tableau14.1">
                <table:table-cell table:style-name="Tableau14.A1" office:value-type="string">
                  <text:p text:style-name="Standard"><text:span text:style-name="Police_20_par_20_défaut"><text:span text:style-name="T4">GROUP BY</text:span></text:span> GROUPING SETS (annee)</text:p>
                </table:table-cell>
              </table:table-row>
            </table:table>
            <text:p text:style-name="Standard"><text:span text:style-name="Police_20_par_20_défaut"><text:span text:style-name="T4">ORDER BY</text:span></text:span><text:span text:style-name="Police_20_par_20_défaut"><text:span text:style-name="T8"> annee </text:span></text:span><text:span text:style-name="Police_20_par_20_défaut"><text:span text:style-name="T4">ASC</text:span></text:span><text:span text:style-name="Police_20_par_20_défaut"><text:span text:style-name="T8">;</text:span></text:span></text:p>
          </table:table-cell>
        </table:table-row>
      </table:table>
      <text:p text:style-name="P13"/>
      <text:p text:style-name="P13"/>
      <text:p text:style-name="P11"/>
      <text:p text:style-name="P11"><text:bookmark text:name="LC67"/></text:p>
      <text:p text:style-name="P11"><text:bookmark text:name="LC68"/></text:p>
      <text:p text:style-name="P13"><text:bookmark text:name="LC69"/><text:tab/>GROUPING SETS permet ici d'afficher uniquement les aggrégats voulu, c'est à dire ici le total par an.</text:p>
      <text:p text:style-name="P2"/>
      <text:p text:style-name="P13"/>
      <text:h text:style-name="Heading_20_2" text:outline-level="2"><text:bookmark-start text:name="_Toc498448802"/>Requête n°4 :<text:bookmark-end text:name="_Toc498448802"/></text:h>
      <text:p text:style-name="Text_20_body"/>
      <text:p text:style-name="Standard"><text:span text:style-name="Police_20_par_20_défaut"><text:span text:style-name="T8"><text:tab/>Affiche le pourcentage de grève pour chaque catégorie pour chaque année à l'aide de </text:span></text:span><text:span text:style-name="Police_20_par_20_défaut"><text:span text:style-name="T4">PARTITION BY</text:span></text:span><text:span text:style-name="Police_20_par_20_défaut"><text:span text:style-name="T8"> et RATIO_TO_REPORT.</text:span></text:span></text:p>
      <text:p text:style-name="P13"/>
      <table:table table:name="Tableau15" table:style-name="Tableau15">
        <table:table-column table:style-name="Tableau15.A"/>
        <table:table-row table:style-name="Tableau15.1">
          <table:table-cell table:style-name="Tableau15.A1" office:value-type="string">
            <text:p text:style-name="P13"/>
            <table:table table:name="Tableau16" table:style-name="Tableau16">
              <table:table-column table:style-name="Tableau16.A"/>
              <table:table-row table:style-name="Tableau16.1">
                <table:table-cell table:style-name="Tableau16.A1" office:value-type="string">
                  <text:p text:style-name="Standard"><text:bookmark text:name="LC63"/><text:span text:style-name="Police_20_par_20_défaut"><text:span text:style-name="T4">SELECT</text:span></text:span> annee, categorie_greve, ROUND(<text:span text:style-name="Police_20_par_20_défaut"><text:span text:style-name="T7">100</text:span></text:span>*RATIO_TO_REPORT(Total) over (<text:span text:style-name="Police_20_par_20_défaut"><text:span text:style-name="T4">PARTITION</text:span></text:span> <text:span text:style-name="Police_20_par_20_défaut"><text:span text:style-name="T4">BY</text:span></text:span> annee),<text:span text:style-name="Police_20_par_20_défaut"><text:span text:style-name="T7">2</text:span></text:span>) ratio_type_greve</text:p>
                </table:table-cell>
              </table:table-row>
            </table:table>
            <text:p text:style-name="P11"/>
            <table:table table:name="Tableau17" table:style-name="Tableau17">
              <table:table-column table:style-name="Tableau17.A"/>
              <table:table-row>
                <table:table-cell table:style-name="Tableau17.A1" office:value-type="string">
                  <text:p text:style-name="Standard"><text:bookmark text:name="LC64"/><text:span text:style-name="Police_20_par_20_défaut"><text:span text:style-name="T4">FROM</text:span></text:span> (<text:span text:style-name="Police_20_par_20_défaut"><text:span text:style-name="T4">SELECT</text:span></text:span> annee, '<text:span text:style-name="Police_20_par_20_défaut"><text:span text:style-name="T9">Salaire</text:span></text:span>' <text:span text:style-name="Police_20_par_20_défaut"><text:span text:style-name="T4">AS</text:span></text:span> categorie_greve, <text:span text:style-name="Police_20_par_20_défaut"><text:span text:style-name="T7">COUNT</text:span></text:span>(<text:span text:style-name="Police_20_par_20_défaut"><text:span text:style-name="T4">*</text:span></text:span>) <text:span text:style-name="Police_20_par_20_défaut"><text:span text:style-name="T4">AS</text:span></text:span> Total</text:p>
                </table:table-cell>
              </table:table-row>
            </table:table>
            <text:p text:style-name="P11"/>
            <table:table table:name="Tableau18" table:style-name="Tableau18">
              <table:table-column table:style-name="Tableau18.A"/>
              <table:table-row>
                <table:table-cell table:style-name="Tableau18.A1" office:value-type="string">
                  <text:p text:style-name="Standard"><text:bookmark text:name="LC65"/><text:span text:style-name="Police_20_par_20_défaut"><text:span text:style-name="T4">FROM</text:span></text:span> Table_Faits <text:span text:style-name="Police_20_par_20_défaut"><text:span text:style-name="T4">NATURAL JOIN</text:span></text:span> Motifs</text:p>
                </table:table-cell>
              </table:table-row>
            </table:table>
            <text:p text:style-name="P22"/>
            <table:table table:name="Tableau19" table:style-name="Tableau19">
              <table:table-column table:style-name="Tableau19.A"/>
              <table:table-row>
                <table:table-cell table:style-name="Tableau19.A1" office:value-type="string">
                  <text:p text:style-name="Standard"><text:bookmark text:name="LC662"/><text:bookmark text:name="LC661"/><text:span text:style-name="Police_20_par_20_défaut"><text:span text:style-name="T4">WHERE</text:span></text:span> categorie_greve <text:span text:style-name="Police_20_par_20_défaut"><text:span text:style-name="T4">LIKE</text:span></text:span>('<text:span text:style-name="Police_20_par_20_défaut"><text:span text:style-name="T9">%Salaire%</text:span></text:span>')</text:p>
                </table:table-cell>
              </table:table-row>
            </table:table>
            <text:p text:style-name="P22"/>
            <table:table table:name="Tableau20" table:style-name="Tableau20">
              <table:table-column table:style-name="Tableau20.A"/>
              <table:table-row>
                <table:table-cell table:style-name="Tableau20.A1" office:value-type="string">
                  <text:p text:style-name="Standard"><text:bookmark text:name="LC672"/><text:bookmark text:name="LC671"/><text:span text:style-name="Police_20_par_20_défaut"><text:span text:style-name="T4">GROUP</text:span></text:span> <text:span text:style-name="Police_20_par_20_défaut"><text:span text:style-name="T4">BY</text:span></text:span> annee</text:p>
                </table:table-cell>
              </table:table-row>
            </table:table>
            <text:p text:style-name="P22"/>
            <table:table table:name="Tableau21" table:style-name="Tableau21">
              <table:table-column table:style-name="Tableau21.A"/>
              <table:table-row>
                <table:table-cell table:style-name="Tableau21.A1" office:value-type="string">
                  <text:p text:style-name="P14"><text:bookmark text:name="LC682"/><text:bookmark text:name="LC681"/>UNION</text:p>
                </table:table-cell>
              </table:table-row>
            </table:table>
            <text:p text:style-name="P22"/>
            <table:table table:name="Tableau22" table:style-name="Tableau22">
              <table:table-column table:style-name="Tableau22.A"/>
              <table:table-row>
                <table:table-cell table:style-name="Tableau22.A1" office:value-type="string">
                  <text:p text:style-name="Standard"><text:bookmark text:name="LC692"/><text:bookmark text:name="LC691"/><text:span text:style-name="Police_20_par_20_défaut"><text:span text:style-name="T4">SELECT</text:span></text:span> annee, '<text:span text:style-name="Police_20_par_20_défaut"><text:span text:style-name="T9">Retraite</text:span></text:span>' AS categorie_greve, <text:span text:style-name="Police_20_par_20_défaut"><text:span text:style-name="T7">COUNT</text:span></text:span>(<text:span text:style-name="Police_20_par_20_défaut"><text:span text:style-name="T4">*</text:span></text:span>) <text:span text:style-name="Police_20_par_20_défaut"><text:span text:style-name="T4">AS</text:span></text:span> Total</text:p>
                </table:table-cell>
              </table:table-row>
            </table:table>
            <text:p text:style-name="P22"/>
            <table:table table:name="Tableau23" table:style-name="Tableau23">
              <table:table-column table:style-name="Tableau23.A"/>
              <table:table-row>
                <table:table-cell table:style-name="Tableau23.A1" office:value-type="string">
                  <text:p text:style-name="Standard"><text:bookmark text:name="LC70"/><text:span text:style-name="Police_20_par_20_défaut"><text:span text:style-name="T4">FROM</text:span></text:span> Table_Faits <text:span text:style-name="Police_20_par_20_défaut"><text:span text:style-name="T4">NATURAL JOIN </text:span></text:span>Motifs</text:p>
                </table:table-cell>
              </table:table-row>
            </table:table>
            <text:p text:style-name="P22"/>
            <table:table table:name="Tableau24" table:style-name="Tableau24">
              <table:table-column table:style-name="Tableau24.A"/>
              <table:table-row>
                <table:table-cell table:style-name="Tableau24.A1" office:value-type="string">
                  <text:p text:style-name="Standard"><text:bookmark text:name="LC71"/><text:span text:style-name="Police_20_par_20_défaut"><text:span text:style-name="T4">WHERE</text:span></text:span> categorie_greve <text:span text:style-name="Police_20_par_20_défaut"><text:span text:style-name="T4">LIKE</text:span></text:span>('%Retraite%')</text:p>
                </table:table-cell>
              </table:table-row>
            </table:table>
            <text:p text:style-name="P22"/>
            <table:table table:name="Tableau25" table:style-name="Tableau25">
              <table:table-column table:style-name="Tableau25.A"/>
              <table:table-row>
                <table:table-cell table:style-name="Tableau25.A1" office:value-type="string">
                  <text:p text:style-name="Standard"><text:bookmark text:name="LC72"/><text:span text:style-name="Police_20_par_20_défaut"><text:span text:style-name="T4">GROUP</text:span></text:span> <text:span text:style-name="Police_20_par_20_défaut"><text:span text:style-name="T4">BY</text:span></text:span> annee</text:p>
                </table:table-cell>
              </table:table-row>
            </table:table>
            <text:p text:style-name="P22"/>
            <table:table table:name="Tableau26" table:style-name="Tableau26">
              <table:table-column table:style-name="Tableau26.A"/>
              <table:table-row>
                <table:table-cell table:style-name="Tableau26.A1" office:value-type="string">
                  <text:p text:style-name="P14"><text:bookmark text:name="LC73"/>UNION</text:p>
                </table:table-cell>
              </table:table-row>
            </table:table>
            <text:p text:style-name="P22"/>
            <table:table table:name="Tableau27" table:style-name="Tableau27">
              <table:table-column table:style-name="Tableau27.A"/>
              <table:table-row>
                <table:table-cell table:style-name="Tableau27.A1" office:value-type="string">
                  <text:p text:style-name="Standard"><text:bookmark text:name="LC74"/><text:span text:style-name="Police_20_par_20_défaut"><text:span text:style-name="T4">SELECT</text:span></text:span> annee, '<text:span text:style-name="Police_20_par_20_défaut"><text:span text:style-name="T9">Condition</text:span></text:span> <text:span text:style-name="Police_20_par_20_défaut"><text:span text:style-name="T9">de</text:span></text:span> <text:span text:style-name="Police_20_par_20_défaut"><text:span text:style-name="T9">travail</text:span></text:span>' <text:span text:style-name="Police_20_par_20_défaut"><text:span text:style-name="T4">AS</text:span></text:span> categorie_greve, <text:span text:style-name="Police_20_par_20_défaut"><text:span text:style-name="T7">COUNT</text:span></text:span>(<text:span text:style-name="Police_20_par_20_défaut"><text:span text:style-name="T4">*</text:span></text:span>) <text:span text:style-name="Police_20_par_20_défaut"><text:span text:style-name="T4">AS</text:span></text:span> Total</text:p>
                </table:table-cell>
              </table:table-row>
            </table:table>
            <text:p text:style-name="P22"/>
            <table:table table:name="Tableau28" table:style-name="Tableau28">
              <table:table-column table:style-name="Tableau28.A"/>
              <table:table-row>
                <table:table-cell table:style-name="Tableau28.A1" office:value-type="string">
                  <text:p text:style-name="Standard"><text:bookmark text:name="LC75"/><text:span text:style-name="Police_20_par_20_défaut"><text:span text:style-name="T4">FROM</text:span></text:span> Table_Faits <text:span text:style-name="Police_20_par_20_défaut"><text:span text:style-name="T4">NATURAL JOIN</text:span></text:span> Motifs</text:p>
                </table:table-cell>
              </table:table-row>
            </table:table>
            <text:p text:style-name="P22"/>
            <table:table table:name="Tableau29" table:style-name="Tableau29">
              <table:table-column table:style-name="Tableau29.A"/>
              <table:table-row>
                <table:table-cell table:style-name="Tableau29.A1" office:value-type="string">
                  <text:p text:style-name="Standard"><text:bookmark text:name="LC76"/><text:span text:style-name="Police_20_par_20_défaut"><text:span text:style-name="T4">WHERE</text:span></text:span> categorie_greve <text:span text:style-name="Police_20_par_20_défaut"><text:span text:style-name="T4">LIKE</text:span></text:span>('<text:span text:style-name="Police_20_par_20_défaut"><text:span text:style-name="T9">%Conditions de travail%</text:span></text:span>')</text:p>
                </table:table-cell>
              </table:table-row>
            </table:table>
            <text:p text:style-name="P22"/>
            <table:table table:name="Tableau30" table:style-name="Tableau30">
              <table:table-column table:style-name="Tableau30.A"/>
              <table:table-row>
                <table:table-cell table:style-name="Tableau30.A1" office:value-type="string">
                  <text:p text:style-name="Standard"><text:bookmark text:name="LC77"/><text:span text:style-name="Police_20_par_20_défaut"><text:span text:style-name="T4">GROUP</text:span></text:span> <text:span text:style-name="Police_20_par_20_défaut"><text:span text:style-name="T4">BY</text:span></text:span> annee</text:p>
                </table:table-cell>
              </table:table-row>
            </table:table>
            <text:p text:style-name="P22"/>
            <table:table table:name="Tableau31" table:style-name="Tableau31">
              <table:table-column table:style-name="Tableau31.A"/>
              <table:table-row>
                <table:table-cell table:style-name="Tableau31.A1" office:value-type="string">
                  <text:p text:style-name="P14"><text:bookmark text:name="LC78"/>UNION</text:p>
                </table:table-cell>
              </table:table-row>
            </table:table>
            <text:p text:style-name="P22"/>
            <table:table table:name="Tableau32" table:style-name="Tableau32">
              <table:table-column table:style-name="Tableau32.A"/>
              <table:table-row>
                <table:table-cell table:style-name="Tableau32.A1" office:value-type="string">
                  <text:p text:style-name="Standard"><text:bookmark text:name="LC79"/><text:span text:style-name="Police_20_par_20_défaut"><text:span text:style-name="T4">SELECT</text:span></text:span> annee, '<text:span text:style-name="Police_20_par_20_défaut"><text:span text:style-name="T9">Not defined</text:span></text:span>' <text:span text:style-name="Police_20_par_20_défaut"><text:span text:style-name="T4">AS</text:span></text:span> categorie_greve, <text:span text:style-name="Police_20_par_20_défaut"><text:span text:style-name="T7">COUNT</text:span></text:span>(<text:span text:style-name="Police_20_par_20_défaut"><text:span text:style-name="T4">*</text:span></text:span>) <text:span text:style-name="Police_20_par_20_défaut"><text:span text:style-name="T4">AS</text:span></text:span> Total</text:p>
                </table:table-cell>
              </table:table-row>
            </table:table>
            <text:p text:style-name="P22"/>
            <table:table table:name="Tableau33" table:style-name="Tableau33">
              <table:table-column table:style-name="Tableau33.A"/>
              <table:table-row>
                <table:table-cell table:style-name="Tableau33.A1" office:value-type="string">
                  <text:p text:style-name="Standard"><text:bookmark text:name="LC80"/><text:span text:style-name="Police_20_par_20_défaut"><text:span text:style-name="T4">FROM</text:span></text:span> Table_Faits <text:span text:style-name="Police_20_par_20_défaut"><text:span text:style-name="T4">NATURAL JOIN</text:span></text:span> Motifs</text:p>
                </table:table-cell>
              </table:table-row>
            </table:table>
            <text:p text:style-name="P22"/>
            <table:table table:name="Tableau34" table:style-name="Tableau34">
              <table:table-column table:style-name="Tableau34.A"/>
              <table:table-row>
                <table:table-cell table:style-name="Tableau34.A1" office:value-type="string">
                  <text:p text:style-name="Standard"><text:bookmark text:name="LC81"/><text:span text:style-name="Police_20_par_20_défaut"><text:span text:style-name="T4">WHERE</text:span></text:span> categorie_greve IS <text:span text:style-name="Police_20_par_20_défaut"><text:span text:style-name="T4">NULL</text:span></text:span></text:p>
                </table:table-cell>
              </table:table-row>
            </table:table>
            <text:p text:style-name="P22"/>
            <table:table table:name="Tableau35" table:style-name="Tableau35">
              <table:table-column table:style-name="Tableau35.A"/>
              <table:table-row>
                <table:table-cell table:style-name="Tableau35.A1" office:value-type="string">
                  <text:p text:style-name="Standard"><text:bookmark text:name="LC82"/><text:span text:style-name="Police_20_par_20_défaut"><text:span text:style-name="T4">GROUP</text:span></text:span> <text:span text:style-name="Police_20_par_20_défaut"><text:span text:style-name="T4">BY</text:span></text:span> annee)</text:p>
                </table:table-cell>
              </table:table-row>
            </table:table>
            <text:p text:style-name="P11"/>
            <table:table table:name="Tableau36" table:style-name="Tableau36">
              <table:table-column table:style-name="Tableau36.A"/>
              <table:table-row>
                <table:table-cell table:style-name="Tableau36.A1" office:value-type="string">
                  <text:p text:style-name="Standard"><text:bookmark text:name="LC83"/><text:span text:style-name="Police_20_par_20_défaut"><text:span text:style-name="T4">GROUP</text:span></text:span> <text:span text:style-name="Police_20_par_20_défaut"><text:span text:style-name="T4">BY</text:span></text:span> (annee, categorie_greve, Total)</text:p>
                </table:table-cell>
              </table:table-row>
            </table:table>
            <text:p text:style-name="Standard"><text:span text:style-name="Police_20_par_20_défaut"><text:span text:style-name="T4">ORDER BY</text:span></text:span> annee;</text:p>
          </table:table-cell>
        </table:table-row>
      </table:table>
      <text:p text:style-name="P13"/>
      <text:p text:style-name="Standard"/>
      <text:p text:style-name="P20">RATIO_TO_REPORT est une fonction analytique qui prend en paramètre une colonne et calcul la part que représente ce paramètre par rapport à la somme des paramètres des autres lignes telles que définies dans la clause WHERE. Ici, grâce à de multiples requêtes imbriquées, nous appliquons RATIO_TO_REPORT à la colonne Total qui est le fruit de l'union des quatre tables recensant toutes les grèves de catégories Retraite, Condition de travail et Salaire, ainsi que celle n'ayant pas de catégorie définit.</text:p>
      <text:p text:style-name="P20"><text:span text:style-name="Police_20_par_20_défaut"><text:span text:style-name="T4">PARTITION BY</text:span></text:span><text:span text:style-name="Police_20_par_20_défaut"><text:span text:style-name="T8"> sert ici à créer des partitions par année, et ainsi créer un pourcentage pour chaque catégorie pour chaque année.</text:span></text:span></text:p>
      <text:p text:style-name="P20"><text:span text:style-name="Police_20_par_20_défaut"><text:span text:style-name="T8">L’union des quatre tables provient du fait que nous avons du multi values dans nos colonnes. Nous sommes donc obligés d’effectué différentes requêtes visant à récupérer différentes informations et à l’assembler au moyen d’UNION. En fonction de ce que l’on récupère, nous allons ainsi rentrer une valeur dans une colonne temporaire qui aura le même nom pour toutes les parties à unir. (exemple : </text:span></text:span>'<text:span text:style-name="Police_20_par_20_défaut"><text:span text:style-name="T9">Not defined</text:span></text:span>' <text:span text:style-name="Police_20_par_20_défaut"><text:span text:style-name="T4">AS</text:span></text:span> categorie_greve ou '<text:span text:style-name="Police_20_par_20_défaut"><text:span text:style-name="T9">Retraite</text:span></text:span>' AS categorie_greve). Dans le cas présent la colonne temporaire va avoir pour nom le même nom de colonne que celle présente dans la dimension <text:span text:style-name="Police_20_par_20_défaut"><text:span text:style-name="T1">Motifs</text:span></text:span> mais cela ne pose pas de problèmes.</text:p>
      <text:p text:style-name="P2"/>
      <text:p text:style-name="P21"/>
      <text:h text:style-name="Heading_20_2" text:outline-level="2"><text:bookmark-start text:name="_Toc498448803"/>Requête n°5 :<text:bookmark-end text:name="_Toc498448803"/></text:h>
      <text:p text:style-name="Text_20_body"/>
      <text:p text:style-name="Text_20_body">Affiche le nombre de gréviste par an et par association (uniquement pour CGT, SUD et CFDT) entre 2002 et 2005 en utilisant grouping sets.</text:p>
      <text:p text:style-name="Text_20_body"/>
      <table:table table:name="Tableau37" table:style-name="Tableau37">
        <table:table-column table:style-name="Tableau37.A"/>
        <table:table-row>
          <table:table-cell table:style-name="Tableau37.A1" office:value-type="string">
            <text:p text:style-name="P23"/>
            <table:table table:name="Tableau38" table:style-name="Tableau38">
              <table:table-column table:style-name="Tableau38.A"/>
              <table:table-row>
                <table:table-cell table:style-name="Tableau38.A1" office:value-type="string">
                  <text:p text:style-name="P24"><text:bookmark text:name="LC94"/><text:span text:style-name="Police_20_par_20_défaut"><text:span text:style-name="T4">SELECT</text:span></text:span> annee, Syndics, <text:span text:style-name="Police_20_par_20_défaut"><text:span text:style-name="T7">SUM</text:span></text:span>(DISTINCT nb_grevistes) <text:span text:style-name="Police_20_par_20_défaut"><text:span text:style-name="T4">AS</text:span></text:span> nb_grevistes</text:p>
                </table:table-cell>
              </table:table-row>
            </table:table>
            <text:p text:style-name="P25"/>
            <table:table table:name="Tableau39" table:style-name="Tableau39">
              <table:table-column table:style-name="Tableau39.A"/>
              <table:table-row>
                <table:table-cell table:style-name="Tableau39.A1" office:value-type="string">
                  <text:p text:style-name="P24"><text:bookmark text:name="LC95"/><text:span text:style-name="Police_20_par_20_défaut"><text:span text:style-name="T4">FROM</text:span></text:span> (<text:span text:style-name="Police_20_par_20_défaut"><text:span text:style-name="T4">SELECT</text:span></text:span> annee, '<text:span text:style-name="Police_20_par_20_défaut"><text:span text:style-name="T9">CGT</text:span></text:span>' AS Syndics, nom_orga, nb_grevistes</text:p>
                </table:table-cell>
              </table:table-row>
            </table:table>
            <text:p text:style-name="P25"/>
            <table:table table:name="Tableau40" table:style-name="Tableau40">
              <table:table-column table:style-name="Tableau40.A"/>
              <table:table-row table:style-name="Tableau40.1">
                <table:table-cell table:style-name="Tableau40.A1" office:value-type="string">
                  <text:p text:style-name="P24"><text:bookmark text:name="LC96"/><text:span text:style-name="Police_20_par_20_défaut"><text:span text:style-name="T4">FROM</text:span></text:span> Table_Faits <text:span text:style-name="Police_20_par_20_défaut"><text:span text:style-name="T4">NATURAL</text:span></text:span> <text:span text:style-name="Police_20_par_20_défaut"><text:span text:style-name="T4">JOIN</text:span></text:span> Organisations <text:span text:style-name="Police_20_par_20_défaut"><text:span text:style-name="T4">NATURAL</text:span></text:span> <text:span text:style-name="Police_20_par_20_défaut"><text:span text:style-name="T4">JOIN</text:span></text:span> Metiers_Cibles <text:span text:style-name="Police_20_par_20_défaut"><text:span text:style-name="T4">NATURAL</text:span></text:span> <text:span text:style-name="Police_20_par_20_défaut"><text:span text:style-name="T4">JOIN</text:span></text:span> Nb_Travailleurs</text:p>
                </table:table-cell>
              </table:table-row>
            </table:table>
            <text:p text:style-name="P27"/>
            <table:table table:name="Tableau41" table:style-name="Tableau41">
              <table:table-column table:style-name="Tableau41.A"/>
              <table:table-row>
                <table:table-cell table:style-name="Tableau41.A1" office:value-type="string">
                  <text:p text:style-name="P24"><text:bookmark text:name="LC97"/><text:span text:style-name="Police_20_par_20_défaut"><text:span text:style-name="T4">WHERE</text:span></text:span> nom_orga <text:span text:style-name="Police_20_par_20_défaut"><text:span text:style-name="T4">LIKE</text:span></text:span>('<text:span text:style-name="Police_20_par_20_défaut"><text:span text:style-name="T9">%CGT%</text:span></text:span>')</text:p>
                </table:table-cell>
              </table:table-row>
            </table:table>
            <text:p text:style-name="P27"/>
            <table:table table:name="Tableau42" table:style-name="Tableau42">
              <table:table-column table:style-name="Tableau42.A"/>
              <table:table-row>
                <table:table-cell table:style-name="Tableau42.A1" office:value-type="string">
                  <text:p text:style-name="P24"><text:bookmark text:name="LC98"/><text:span text:style-name="Police_20_par_20_défaut"><text:span text:style-name="T4">GROUP</text:span></text:span> <text:span text:style-name="Police_20_par_20_défaut"><text:span text:style-name="T4">BY</text:span></text:span> annee, nom_orga, nb_grevistes</text:p>
                </table:table-cell>
              </table:table-row>
            </table:table>
            <text:p text:style-name="P27"/>
            <table:table table:name="Tableau43" table:style-name="Tableau43">
              <table:table-column table:style-name="Tableau43.A"/>
              <table:table-row>
                <table:table-cell table:style-name="Tableau43.A1" office:value-type="string">
                  <text:p text:style-name="P26"><text:bookmark text:name="LC99"/>UNION</text:p>
                </table:table-cell>
              </table:table-row>
            </table:table>
            <text:p text:style-name="P27"/>
            <table:table table:name="Tableau44" table:style-name="Tableau44">
              <table:table-column table:style-name="Tableau44.A"/>
              <table:table-row>
                <table:table-cell table:style-name="Tableau44.A1" office:value-type="string">
                  <text:p text:style-name="P24"><text:bookmark text:name="LC100"/><text:span text:style-name="Police_20_par_20_défaut"><text:span text:style-name="T4">SELECT</text:span></text:span> annee, '<text:span text:style-name="Police_20_par_20_défaut"><text:span text:style-name="T9">SUD</text:span></text:span>' AS Syndics, nom_orga, nb_grevistes</text:p>
                </table:table-cell>
              </table:table-row>
            </table:table>
            <text:p text:style-name="P27"/>
            <table:table table:name="Tableau45" table:style-name="Tableau45">
              <table:table-column table:style-name="Tableau45.A"/>
              <table:table-row table:style-name="Tableau45.1">
                <table:table-cell table:style-name="Tableau45.A1" office:value-type="string">
                  <text:p text:style-name="P24"><text:bookmark text:name="LC101"/><text:span text:style-name="Police_20_par_20_défaut"><text:span text:style-name="T4">FROM</text:span></text:span> Table_Faits <text:span text:style-name="Police_20_par_20_défaut"><text:span text:style-name="T4">NATURAL JOIN</text:span></text:span> Organisations <text:span text:style-name="Police_20_par_20_défaut"><text:span text:style-name="T4">NATURAL JOIN</text:span></text:span> Metiers_Cibles <text:span text:style-name="Police_20_par_20_défaut"><text:span text:style-name="T4">NATURAL JOIN</text:span></text:span> Nb_Travailleurs</text:p>
                </table:table-cell>
              </table:table-row>
            </table:table>
            <text:p text:style-name="P27"/>
            <table:table table:name="Tableau46" table:style-name="Tableau46">
              <table:table-column table:style-name="Tableau46.A"/>
              <table:table-row>
                <table:table-cell table:style-name="Tableau46.A1" office:value-type="string">
                  <text:p text:style-name="P24"><text:bookmark text:name="LC102"/><text:span text:style-name="Police_20_par_20_défaut"><text:span text:style-name="T4">WHERE</text:span></text:span> nom_orga <text:span text:style-name="Police_20_par_20_défaut"><text:span text:style-name="T4">LIKE</text:span></text:span>('<text:span text:style-name="Police_20_par_20_défaut"><text:span text:style-name="T9">%SUD%</text:span></text:span>')</text:p>
                </table:table-cell>
              </table:table-row>
            </table:table>
            <text:p text:style-name="P27"/>
            <table:table table:name="Tableau47" table:style-name="Tableau47">
              <table:table-column table:style-name="Tableau47.A"/>
              <table:table-row>
                <table:table-cell table:style-name="Tableau47.A1" office:value-type="string">
                  <text:p text:style-name="P24"><text:bookmark text:name="LC103"/><text:span text:style-name="Police_20_par_20_défaut"><text:span text:style-name="T4">GROUP</text:span></text:span> <text:span text:style-name="Police_20_par_20_défaut"><text:span text:style-name="T4">BY</text:span></text:span> annee, nom_orga, nb_grevistes</text:p>
                </table:table-cell>
              </table:table-row>
            </table:table>
            <text:p text:style-name="P27"/>
            <table:table table:name="Tableau48" table:style-name="Tableau48">
              <table:table-column table:style-name="Tableau48.A"/>
              <table:table-row>
                <table:table-cell table:style-name="Tableau48.A1" office:value-type="string">
                  <text:p text:style-name="P26"><text:bookmark text:name="LC104"/>UNION</text:p>
                </table:table-cell>
              </table:table-row>
            </table:table>
            <text:p text:style-name="P27"/>
            <table:table table:name="Tableau49" table:style-name="Tableau49">
              <table:table-column table:style-name="Tableau49.A"/>
              <table:table-row>
                <table:table-cell table:style-name="Tableau49.A1" office:value-type="string">
                  <text:p text:style-name="P24"><text:bookmark text:name="LC105"/><text:span text:style-name="Police_20_par_20_défaut"><text:span text:style-name="T4">SELECT</text:span></text:span> annee, '<text:span text:style-name="Police_20_par_20_défaut"><text:span text:style-name="T9">CFDT</text:span></text:span>' AS Syndics, nom_orga, nb_grevistes</text:p>
                </table:table-cell>
              </table:table-row>
            </table:table>
            <text:p text:style-name="P27"/>
            <table:table table:name="Tableau50" table:style-name="Tableau50">
              <table:table-column table:style-name="Tableau50.A"/>
              <table:table-row table:style-name="Tableau50.1">
                <table:table-cell table:style-name="Tableau50.A1" office:value-type="string">
                  <text:p text:style-name="P24"><text:bookmark text:name="LC106"/><text:span text:style-name="Police_20_par_20_défaut"><text:span text:style-name="T4">FROM</text:span></text:span> Table_Faits <text:span text:style-name="Police_20_par_20_défaut"><text:span text:style-name="T4">NATURAL</text:span></text:span> <text:span text:style-name="Police_20_par_20_défaut"><text:span text:style-name="T4">JOIN</text:span></text:span> Organisations <text:span text:style-name="Police_20_par_20_défaut"><text:span text:style-name="T4">NATURAL</text:span></text:span> <text:span text:style-name="Police_20_par_20_défaut"><text:span text:style-name="T4">JOIN</text:span></text:span> Metiers_Cibles <text:span text:style-name="Police_20_par_20_défaut"><text:span text:style-name="T4">NATURAL</text:span></text:span> <text:span text:style-name="Police_20_par_20_défaut"><text:span text:style-name="T4">JOIN</text:span></text:span> Nb_Travailleurs</text:p>
                </table:table-cell>
              </table:table-row>
            </table:table>
            <text:p text:style-name="P27"/>
            <table:table table:name="Tableau51" table:style-name="Tableau51">
              <table:table-column table:style-name="Tableau51.A"/>
              <table:table-row>
                <table:table-cell table:style-name="Tableau51.A1" office:value-type="string">
                  <text:p text:style-name="P24"><text:bookmark text:name="LC107"/><text:span text:style-name="Police_20_par_20_défaut"><text:span text:style-name="T4">WHERE</text:span></text:span> nom_orga <text:span text:style-name="Police_20_par_20_défaut"><text:span text:style-name="T4">LIKE</text:span></text:span>('<text:span text:style-name="Police_20_par_20_défaut"><text:span text:style-name="T9">%CFDT%</text:span></text:span>')</text:p>
                </table:table-cell>
              </table:table-row>
            </table:table>
            <text:p text:style-name="P27"/>
            <table:table table:name="Tableau52" table:style-name="Tableau52">
              <table:table-column table:style-name="Tableau52.A"/>
              <table:table-row>
                <table:table-cell table:style-name="Tableau52.A1" office:value-type="string">
                  <text:p text:style-name="P24"><text:bookmark text:name="LC108"/><text:span text:style-name="Police_20_par_20_défaut"><text:span text:style-name="T4">GROUP</text:span></text:span> <text:span text:style-name="Police_20_par_20_défaut"><text:span text:style-name="T4">BY</text:span></text:span> annee, nom_orga, nb_grevistes)</text:p>
                </table:table-cell>
              </table:table-row>
            </table:table>
            <text:p text:style-name="P25"/>
            <table:table table:name="Tableau53" table:style-name="Tableau53">
              <table:table-column table:style-name="Tableau53.A"/>
              <table:table-row>
                <table:table-cell table:style-name="Tableau53.A1" office:value-type="string">
                  <text:p text:style-name="P24"><text:bookmark text:name="LC1092"/><text:bookmark text:name="LC1091"/><text:span text:style-name="Police_20_par_20_défaut"><text:span text:style-name="T4">WHERE</text:span></text:span> annee <text:span text:style-name="Police_20_par_20_défaut"><text:span text:style-name="T4">&gt;=</text:span></text:span> <text:span text:style-name="Police_20_par_20_défaut"><text:span text:style-name="T7">2002</text:span></text:span> and annee <text:span text:style-name="Police_20_par_20_défaut"><text:span text:style-name="T4">&lt;=</text:span></text:span> <text:span text:style-name="Police_20_par_20_défaut"><text:span text:style-name="T7">2005</text:span></text:span> and nom_orga <text:span text:style-name="Police_20_par_20_défaut"><text:span text:style-name="T4">LIKE</text:span></text:span> '<text:span text:style-name="Police_20_par_20_défaut"><text:span text:style-name="T9">%</text:span></text:span><text:span text:style-name="Police_20_par_20_défaut"><text:span text:style-name="T9">CGT</text:span></text:span><text:span text:style-name="Police_20_par_20_défaut"><text:span text:style-name="T9">%</text:span></text:span>'</text:p>
                </table:table-cell>
              </table:table-row>
            </table:table>
            <text:p text:style-name="P25"/>
            <table:table table:name="Tableau54" table:style-name="Tableau54">
              <table:table-column table:style-name="Tableau54.A"/>
              <table:table-row>
                <table:table-cell table:style-name="Tableau54.A1" office:value-type="string">
                  <text:p text:style-name="P24"><text:bookmark text:name="LC1102"/><text:bookmark text:name="LC1101"/><text:span text:style-name="Police_20_par_20_défaut"><text:span text:style-name="T4">GROUP</text:span></text:span> <text:span text:style-name="Police_20_par_20_défaut"><text:span text:style-name="T4">BY</text:span></text:span> GROUPING SETS((annee, Syndics), (annee), ())</text:p>
                </table:table-cell>
              </table:table-row>
            </table:table>
            <text:p text:style-name="P25"/>
            <table:table table:name="Tableau55" table:style-name="Tableau55">
              <table:table-column table:style-name="Tableau55.A"/>
              <table:table-row>
                <table:table-cell table:style-name="Tableau55.A1" office:value-type="string">
                  <text:p text:style-name="P24"><text:bookmark text:name="LC1112"/><text:bookmark text:name="LC1111"/><text:span text:style-name="Police_20_par_20_défaut"><text:span text:style-name="T4">ORDER</text:span></text:span> <text:span text:style-name="Police_20_par_20_défaut"><text:span text:style-name="T4">BY</text:span></text:span> annee, Syndics;</text:p>
                </table:table-cell>
              </table:table-row>
            </table:table>
            <text:p text:style-name="P13"/>
          </table:table-cell>
        </table:table-row>
      </table:table>
      <text:p text:style-name="P13"/>
      <text:p text:style-name="Standard"><text:tab/>Comme pour la requête précédente, le problème du multi values est toujours présent. Nous avons donc ici choisi de ne récupérer que les syndicats CGT, SUD et CFDT, nous avons stocké les résultats dans une colonne temporaire appellé <text:span text:style-name="Police_20_par_20_défaut"><text:span text:style-name="T1">Syndics.</text:span></text:span></text:p>
      <text:p text:style-name="Standard"/>
      <text:h text:style-name="Heading_20_2" text:outline-level="2"><text:bookmark-start text:name="_Toc498448804"/>Requête n°6 :<text:bookmark-end text:name="_Toc498448804"/></text:h>
      <text:p text:style-name="P13"/>
      <text:p text:style-name="P21">A l'aide de ROLLUP, affiche le nombre de grèves par saison, ainsi que le pourcentage de gréviste.</text:p>
      <text:p text:style-name="P13"><text:bookmark text:name="LC109"/></text:p>
      <text:p text:style-name="P13"/>
      <text:p text:style-name="P28"><text:span text:style-name="Police_20_par_20_défaut"><text:span text:style-name="T4">SELECT</text:span></text:span><text:span text:style-name="Police_20_par_20_défaut"><text:span text:style-name="T8"> saison, AVG(taux_grevistes) </text:span></text:span><text:span text:style-name="Police_20_par_20_défaut"><text:span text:style-name="T4">AS </text:span></text:span><text:span text:style-name="Police_20_par_20_défaut"><text:span text:style-name="T8">Pourcentage, COUNT(*) </text:span></text:span><text:span text:style-name="Police_20_par_20_défaut"><text:span text:style-name="T4">AS </text:span></text:span><text:span text:style-name="Police_20_par_20_défaut"><text:span text:style-name="T8">nb_greves</text:span></text:span></text:p>
      <text:p text:style-name="P28"><text:span text:style-name="Police_20_par_20_défaut"><text:span text:style-name="T4">FROM</text:span></text:span><text:span text:style-name="Police_20_par_20_défaut"><text:span text:style-name="T8"> Table_Faits </text:span></text:span><text:span text:style-name="Police_20_par_20_défaut"><text:span text:style-name="T4">NATURAL JOIN </text:span></text:span><text:span text:style-name="Police_20_par_20_défaut"><text:span text:style-name="T8">Temps</text:span></text:span></text:p>
      <text:p text:style-name="P28"><text:span text:style-name="Police_20_par_20_défaut"><text:span text:style-name="T4">GROUP BY </text:span></text:span><text:span text:style-name="Police_20_par_20_défaut"><text:span text:style-name="T8">ROLLUP (saison) ;</text:span></text:span></text:p>
      <text:p text:style-name="Standard"/>
      <text:p text:style-name="Standard"><text:tab/>La fonction AVG( ) permet de calculer la moyenne sur un ensemble de données numériques.</text:p>
      <text:p text:style-name="P2"/>
      <text:p text:style-name="Standard"/>
      <text:h text:style-name="Heading_20_2" text:outline-level="2"><text:bookmark-start text:name="_Toc498448805"/>Requête n°7 :<text:bookmark-end text:name="_Toc498448805"/></text:h>
      <text:p text:style-name="P13"/>
      <text:p text:style-name="P20">A l’aide du <text:span text:style-name="Police_20_par_20_défaut"><text:span text:style-name="T4">GROUP BY </text:span></text:span>CUBE affiche tous les agrégats existant entre les métiers concernés, les syndicats présents et l’année des grèves.</text:p>
      <text:p text:style-name="P20"/>
      <text:p text:style-name="P13"/>
      <text:p text:style-name="P28"><text:bookmark text:name="LC130"/></text:p>
      <text:p text:style-name="P28"><text:span text:style-name="Police_20_par_20_défaut"><text:span text:style-name="T4">SELECT </text:span></text:span>annee, Syndics, Metier, COUNT(*) <text:span text:style-name="Police_20_par_20_défaut"><text:span text:style-name="T4">AS </text:span></text:span>Total</text:p>
      <text:p text:style-name="P28"><text:span text:style-name="Police_20_par_20_défaut"><text:span text:style-name="T4">FROM</text:span></text:span></text:p>
      <text:p text:style-name="P28"><text:tab/>(<text:span text:style-name="Police_20_par_20_défaut"><text:span text:style-name="T4">SELECT </text:span></text:span>annee, <text:span text:style-name="Police_20_par_20_défaut"><text:span text:style-name="T10">'CGT' </text:span></text:span><text:span text:style-name="Police_20_par_20_défaut"><text:span text:style-name="T4">AS </text:span></text:span>Syndics, <text:span text:style-name="Police_20_par_20_défaut"><text:span text:style-name="T10">'tractionnaire' </text:span></text:span><text:span text:style-name="Police_20_par_20_défaut"><text:span text:style-name="T4">AS </text:span></text:span>Metier</text:p>
      <text:p text:style-name="P28"><text:tab/><text:span text:style-name="Police_20_par_20_défaut"><text:span text:style-name="T4">FROM </text:span></text:span>Table_Faits <text:span text:style-name="Police_20_par_20_défaut"><text:span text:style-name="T4">NATURAL JOIN </text:span></text:span>Organisations <text:span text:style-name="Police_20_par_20_défaut"><text:span text:style-name="T4">NATURAL JOIN </text:span></text:span>Metiers_Cibles</text:p>
      <text:p text:style-name="P28"><text:tab/><text:span text:style-name="Police_20_par_20_défaut"><text:span text:style-name="T4">WHERE </text:span></text:span>nom_orga LIKE('<text:span text:style-name="Police_20_par_20_défaut"><text:span text:style-name="T9">%CGT%</text:span></text:span>') <text:span text:style-name="Police_20_par_20_défaut"><text:span text:style-name="T4">AND</text:span></text:span><text:span text:style-name="Police_20_par_20_défaut"><text:span text:style-name="T4"> </text:span></text:span>nom_metier LIKE('<text:span text:style-name="Police_20_par_20_défaut"><text:span text:style-name="T10">%tractionnaire%</text:span></text:span>')</text:p>
      <text:p text:style-name="P28"><text:tab/><text:span text:style-name="Police_20_par_20_défaut"><text:span text:style-name="T4">UNION</text:span></text:span></text:p>
      <text:p text:style-name="P28"><text:tab/><text:span text:style-name="Police_20_par_20_défaut"><text:span text:style-name="T4">SELECT </text:span></text:span>annee, <text:span text:style-name="Police_20_par_20_défaut"><text:span text:style-name="T10">'SUD' </text:span></text:span><text:span text:style-name="Police_20_par_20_défaut"><text:span text:style-name="T4">AS </text:span></text:span>Syndics, <text:span text:style-name="Police_20_par_20_défaut"><text:span text:style-name="T10">'tractionnaire' </text:span></text:span><text:span text:style-name="Police_20_par_20_défaut"><text:span text:style-name="T4">AS </text:span></text:span>Metier</text:p>
      <text:p text:style-name="P28"><text:tab/><text:span text:style-name="Police_20_par_20_défaut"><text:span text:style-name="T4">FROM </text:span></text:span>Table_Faits <text:span text:style-name="Police_20_par_20_défaut"><text:span text:style-name="T4">NATURAL JOIN </text:span></text:span>Organisations <text:span text:style-name="Police_20_par_20_défaut"><text:span text:style-name="T4">NATURAL JOIN </text:span></text:span>Metiers_Cibles</text:p>
      <text:p text:style-name="P28"><text:tab/><text:span text:style-name="Police_20_par_20_défaut"><text:span text:style-name="T4">WHERE </text:span></text:span>nom_orga LIKE('<text:span text:style-name="Police_20_par_20_défaut"><text:span text:style-name="T9">%SUD%</text:span></text:span>') AND nom_metier LIKE('<text:span text:style-name="Police_20_par_20_défaut"><text:span text:style-name="T10">%tractionnaire%</text:span></text:span>')</text:p>
      <text:p text:style-name="P28"><text:tab/><text:span text:style-name="Police_20_par_20_défaut"><text:span text:style-name="T4">UNION</text:span></text:span></text:p>
      <text:p text:style-name="P28"><text:tab/><text:span text:style-name="Police_20_par_20_défaut"><text:span text:style-name="T4">SELE</text:span></text:span><text:span text:style-name="Police_20_par_20_défaut"><text:span text:style-name="T4">CT </text:span></text:span>annee, <text:span text:style-name="Police_20_par_20_défaut"><text:span text:style-name="T10">'CGT' </text:span></text:span><text:span text:style-name="Police_20_par_20_défaut"><text:span text:style-name="T4">AS </text:span></text:span>Syndics, <text:span text:style-name="Police_20_par_20_défaut"><text:span text:style-name="T10">'agent de manoeuvre' </text:span></text:span><text:span text:style-name="Police_20_par_20_défaut"><text:span text:style-name="T4">AS </text:span></text:span>Metier</text:p>
      <text:p text:style-name="P28"><text:tab/><text:span text:style-name="Police_20_par_20_défaut"><text:span text:style-name="T4">FROM </text:span></text:span>Table_Faits <text:span text:style-name="Police_20_par_20_défaut"><text:span text:style-name="T4">NATURAL JOIN </text:span></text:span>Organisations <text:span text:style-name="Police_20_par_20_défaut"><text:span text:style-name="T4">NATURAL JOIN </text:span></text:span>Metiers_Cibles</text:p>
      <text:p text:style-name="P28"><text:tab/><text:span text:style-name="Police_20_par_20_défaut"><text:span text:style-name="T4">WHERE </text:span></text:span>nom_orga LIKE('<text:span text:style-name="Police_20_par_20_défaut"><text:span text:style-name="T10">%CGT%</text:span></text:span>') AND nom_metier LIKE('<text:span text:style-name="Police_20_par_20_défaut"><text:span text:style-name="T10">%agent de manoeuvre%</text:span></text:span>')</text:p>
      <text:p text:style-name="P28"><text:tab/><text:span text:style-name="Police_20_par_20_défaut"><text:span text:style-name="T4">UNION</text:span></text:span></text:p>
      <text:p text:style-name="P28"><text:tab/><text:span text:style-name="Police_20_par_20_défaut"><text:span text:style-name="T4">SELECT </text:span></text:span>annee, <text:span text:style-name="Police_20_par_20_défaut"><text:span text:style-name="T10">'SUD' </text:span></text:span><text:span text:style-name="Police_20_par_20_défaut"><text:span text:style-name="T4">AS </text:span></text:span>Syndics, <text:span text:style-name="Police_20_par_20_défaut"><text:span text:style-name="T10">'agent de </text:span></text:span><text:span text:style-name="Police_20_par_20_défaut"><text:span text:style-name="T10">manoeuvre' </text:span></text:span><text:span text:style-name="Police_20_par_20_défaut"><text:span text:style-name="T4">AS </text:span></text:span>Metier</text:p>
      <text:p text:style-name="P28"><text:tab/><text:span text:style-name="Police_20_par_20_défaut"><text:span text:style-name="T4">FROM </text:span></text:span>Table_Faits <text:span text:style-name="Police_20_par_20_défaut"><text:span text:style-name="T4">NATURAL JOIN </text:span></text:span>Organisations <text:span text:style-name="Police_20_par_20_défaut"><text:span text:style-name="T4">NATURAL </text:span></text:span>JOIN Metiers_Cibles</text:p>
      <text:p text:style-name="P28"><text:tab/><text:span text:style-name="Police_20_par_20_défaut"><text:span text:style-name="T4">WHERE </text:span></text:span>nom_orga LIKE('<text:span text:style-name="Police_20_par_20_défaut"><text:span text:style-name="T9">%SUD%</text:span></text:span>') <text:span text:style-name="Police_20_par_20_défaut"><text:span text:style-name="T4">AND </text:span></text:span>nom_metier LIKE('<text:span text:style-name="Police_20_par_20_défaut"><text:span text:style-name="T10">%agent de manoeuvre%</text:span></text:span>'))</text:p>
      <text:p text:style-name="P28"><text:span text:style-name="Police_20_par_20_défaut"><text:span text:style-name="T4">WHERE </text:span></text:span>annee &gt;= 2010</text:p>
      <text:p text:style-name="P28"><text:span text:style-name="Police_20_par_20_défaut"><text:span text:style-name="T4">GROUP BY </text:span></text:span>CUBE (annee, Syndics, Metier)</text:p>
      <text:p text:style-name="P28"><text:span text:style-name="Police_20_par_20_défaut"><text:span text:style-name="T4">ORDER BY </text:span></text:span>annee;</text:p>
      <text:p text:style-name="Standard"/>
      <text:p text:style-name="Standard"><text:tab/>Pour cette requête nous avons encore le problème du multivalue. Afin de palier à se problème il a donc fallut faire (n*m) – 1 UNION, où n est le nombre d’attribut différent de la dimension <text:span text:style-name="Police_20_par_20_défaut"><text:span text:style-name="T1">Organisations </text:span></text:span>que l’on veut utiliser et m le nombre d’attribut différent de la dimension <text:span text:style-name="Police_20_par_20_défaut"><text:span text:style-name="T1">Metier_Cibles </text:span></text:span>que l’on veut utiliser.</text:p>
      <text:p text:style-name="Standard"><text:tab/></text:p>
      <text:h text:style-name="Heading_20_2" text:outline-level="2"><text:bookmark-start text:name="_Toc498448806"/>Requête n°8 :<text:bookmark-end text:name="_Toc498448806"/></text:h>
      <text:p text:style-name="Text_20_body"/>
      <text:p text:style-name="Standard"><text:tab/>Top 5 des grèves les plus longues pour lesquelles la CGT était présente.</text:p>
      <text:p text:style-name="Standard"/>
      <text:p text:style-name="P30"><text:span text:style-name="Police_20_par_20_défaut"><text:span text:style-name="T4">SELECT </text:span></text:span>*</text:p>
      <text:p text:style-name="P30"><text:span text:style-name="Police_20_par_20_défaut"><text:span text:style-name="T4">FROM </text:span></text:span>(<text:span text:style-name="Police_20_par_20_défaut"><text:span text:style-name="T4">SELECT </text:span></text:span>duree_en_jour, annee, nb_grevistes</text:p>
      <text:p text:style-name="P30"><text:tab/><text:span text:style-name="Police_20_par_20_défaut"><text:span text:style-name="T4">FROM </text:span></text:span>Table_Faits <text:span text:style-name="Police_20_par_20_défaut"><text:span text:style-name="T4">NATURAL JOIN </text:span></text:span>Nb_Travailleurs <text:span text:style-name="Police_20_par_20_défaut"><text:span text:style-name="T4">NATURAL JOIN </text:span></text:span>Organisations</text:p>
      <text:p text:style-name="P30"><text:tab/><text:span text:style-name="Police_20_par_20_défaut"><text:span text:style-name="T4">WHERE </text:span></text:span>nb_grevistes <text:span text:style-name="Police_20_par_20_défaut"><text:span text:style-name="T4">IS NOT NULL </text:span></text:span>AND nom_orga LIKE(<text:span text:style-name="Police_20_par_20_défaut"><text:span text:style-name="T10">'%CGT%</text:span></text:span>')</text:p>
      <text:p text:style-name="P30"><text:tab/><text:span text:style-name="Police_20_par_20_défaut"><text:span text:style-name="T4">ORDER By </text:span></text:span>duree_en_jour <text:span text:style-name="Police_20_par_20_défaut"><text:span text:style-name="T4">DESC</text:span></text:span>)</text:p>
      <text:p text:style-name="P30"><text:span text:style-name="Police_20_par_20_défaut"><text:span text:style-name="T4">WHERE </text:span></text:span>ROWNUM &lt;= 5;</text:p>
      <text:p text:style-name="Standard"/>
      <text:p text:style-name="Standard"><text:tab/>Le top 5 est ici effectué sans utilisé le RANK( ) et uniquement avec un ORDER BY ainsi qu’un ROWNUM. Les résultats seront donc bien classés par ordre décroissant mais sans annotation de rang.</text:p>
      <text:p text:style-name="P2"/>
      <text:h text:style-name="Heading_20_2" text:outline-level="2"><text:bookmark-start text:name="_Toc498448807"/>Requête n°9 :<text:bookmark-end text:name="_Toc498448807"/></text:h>
      <text:p text:style-name="Text_20_body"/>
      <text:p text:style-name="P20">A l’aide du <text:span text:style-name="Police_20_par_20_défaut"><text:span text:style-name="T4">GROUP BY </text:span></text:span>CUBE affiche tous les agrégats existant entre les différentes catégories de grève, la saison et l’année des grèves.</text:p>
      <text:p text:style-name="P20"/>
      <text:p text:style-name="P29"/>
      <text:p text:style-name="P28"><text:span text:style-name="Police_20_par_20_défaut"><text:span text:style-name="T6">SELECT </text:span></text:span><text:span text:style-name="Police_20_par_20_défaut"><text:span text:style-name="T12">annee, categorie_greve, saison, COUNT(*) </text:span></text:span><text:span text:style-name="Police_20_par_20_défaut"><text:span text:style-name="T6">AS </text:span></text:span><text:span text:style-name="Police_20_par_20_défaut"><text:span text:style-name="T12">Total </text:span></text:span></text:p>
      <text:p text:style-name="P28"><text:span text:style-name="Police_20_par_20_défaut"><text:span text:style-name="T6">FROM</text:span></text:span><text:span text:style-name="Police_20_par_20_défaut"><text:span text:style-name="T12"> (</text:span></text:span><text:span text:style-name="Police_20_par_20_défaut"><text:span text:style-name="T6">SELECT </text:span></text:span><text:span text:style-name="Police_20_par_20_défaut"><text:span text:style-name="T12">annee, </text:span></text:span><text:span text:style-name="Police_20_par_20_défaut"><text:span text:style-name="T11">'Salaire' </text:span></text:span><text:span text:style-name="Police_20_par_20_défaut"><text:span text:style-name="T12">AS categorie_greve, saison</text:span></text:span></text:p>
      <text:p text:style-name="P28"><text:span text:style-name="Police_20_par_20_défaut"><text:span text:style-name="T12"><text:tab/></text:span></text:span><text:span text:style-name="Police_20_par_20_défaut"><text:span text:style-name="T12"><text:tab/></text:span></text:span><text:span text:style-name="Police_20_par_20_défaut"><text:span text:style-name="T6">FROM </text:span></text:span><text:span text:style-name="Police_20_par_20_défaut"><text:span text:style-name="T12">Table_Faits </text:span></text:span><text:span text:style-name="Police_20_par_20_défaut"><text:span text:style-name="T6">NATURAL JOIN </text:span></text:span><text:span text:style-name="Police_20_par_20_défaut"><text:span text:style-name="T12">Motifs </text:span></text:span><text:span text:style-name="Police_20_par_20_défaut"><text:span text:style-name="T6">NATURAL JOIN </text:span></text:span><text:span text:style-name="Police_20_par_20_défaut"><text:span text:style-name="T12">Temps</text:span></text:span></text:p>
      <text:p text:style-name="P28"><text:span text:style-name="Police_20_par_20_défaut"><text:span text:style-name="T12"><text:tab/></text:span></text:span><text:span text:style-name="Police_20_par_20_défaut"><text:span text:style-name="T12"><text:tab/></text:span></text:span><text:span text:style-name="Police_20_par_20_défaut"><text:span text:style-name="T6">WHERE </text:span></text:span><text:span text:style-name="Police_20_par_20_défaut"><text:span text:style-name="T12">categorie_greve LIKE(</text:span></text:span><text:span text:style-name="Police_20_par_20_défaut"><text:span text:style-name="T11">'%Salaire%</text:span></text:span><text:span text:style-name="Police_20_par_20_défaut"><text:span text:style-name="T12">')</text:span></text:span></text:p>
      <text:p text:style-name="P28"><text:span text:style-name="Police_20_par_20_défaut"><text:span text:style-name="T12"><text:tab/></text:span></text:span><text:span text:style-name="Police_20_par_20_défaut"><text:span text:style-name="T12"><text:tab/></text:span></text:span><text:span text:style-name="Police_20_par_20_défaut"><text:span text:style-name="T6">UNION</text:span></text:span></text:p>
      <text:p text:style-name="P28"><text:span text:style-name="Police_20_par_20_défaut"><text:span text:style-name="T12"><text:tab/></text:span></text:span><text:span text:style-name="Police_20_par_20_défaut"><text:span text:style-name="T12"><text:tab/></text:span></text:span><text:span text:style-name="Police_20_par_20_défaut"><text:span text:style-name="T6">SELECT </text:span></text:span><text:span text:style-name="Police_20_par_20_défaut"><text:span text:style-name="T12">annee, </text:span></text:span><text:span text:style-name="Police_20_par_20_défaut"><text:span text:style-name="T11">'Retraite' </text:span></text:span><text:span text:style-name="Police_20_par_20_défaut"><text:span text:style-name="T12">AS categorie_greve, saison</text:span></text:span></text:p>
      <text:p text:style-name="P28"><text:span text:style-name="Police_20_par_20_défaut"><text:span text:style-name="T12"><text:tab/></text:span></text:span><text:span text:style-name="Police_20_par_20_défaut"><text:span text:style-name="T12"><text:tab/></text:span></text:span><text:span text:style-name="Police_20_par_20_défaut"><text:span text:style-name="T6">FROM </text:span></text:span><text:span text:style-name="Police_20_par_20_défaut"><text:span text:style-name="T12">Table_Faits </text:span></text:span><text:span text:style-name="Police_20_par_20_défaut"><text:span text:style-name="T6">NATURAL JOIN </text:span></text:span><text:span text:style-name="Police_20_par_20_défaut"><text:span text:style-name="T12">Motifs </text:span></text:span><text:span text:style-name="Police_20_par_20_défaut"><text:span text:style-name="T6">NATURAL JOIN </text:span></text:span><text:span text:style-name="Police_20_par_20_défaut"><text:span text:style-name="T12">Temps</text:span></text:span></text:p>
      <text:p text:style-name="P28"><text:span text:style-name="Police_20_par_20_défaut"><text:span text:style-name="T12"><text:tab/></text:span></text:span><text:span text:style-name="Police_20_par_20_défaut"><text:span text:style-name="T12"><text:tab/></text:span></text:span><text:span text:style-name="Police_20_par_20_défaut"><text:span text:style-name="T6">WHERE </text:span></text:span><text:span text:style-name="Police_20_par_20_défaut"><text:span text:style-name="T12">categorie_greve LIKE('</text:span></text:span><text:span text:style-name="Police_20_par_20_défaut"><text:span text:style-name="T11">%Retraite%</text:span></text:span><text:span text:style-name="Police_20_par_20_défaut"><text:span text:style-name="T12">')</text:span></text:span></text:p>
      <text:p text:style-name="P28"><text:span text:style-name="Police_20_par_20_défaut"><text:span text:style-name="T12"><text:tab/></text:span></text:span><text:span text:style-name="Police_20_par_20_défaut"><text:span text:style-name="T12"><text:tab/></text:span></text:span><text:span text:style-name="Police_20_par_20_défaut"><text:span text:style-name="T6">UNION</text:span></text:span></text:p>
      <text:p text:style-name="P28"><text:span text:style-name="Police_20_par_20_défaut"><text:span text:style-name="T12"><text:tab/></text:span></text:span><text:span text:style-name="Police_20_par_20_défaut"><text:span text:style-name="T12"><text:tab/></text:span></text:span><text:span text:style-name="Police_20_par_20_défaut"><text:span text:style-name="T6">SELECT </text:span></text:span><text:span text:style-name="Police_20_par_20_défaut"><text:span text:style-name="T12">annee, </text:span></text:span><text:span text:style-name="Police_20_par_20_défaut"><text:span text:style-name="T11">'Condition de travail' </text:span></text:span><text:span text:style-name="Police_20_par_20_défaut"><text:span text:style-name="T12">AS cat</text:span></text:span><text:span text:style-name="Police_20_par_20_défaut"><text:span text:style-name="T12">egorie_greve, saison</text:span></text:span></text:p>
      <text:p text:style-name="P28"><text:span text:style-name="Police_20_par_20_défaut"><text:span text:style-name="T12"><text:tab/></text:span></text:span><text:span text:style-name="Police_20_par_20_défaut"><text:span text:style-name="T12"><text:tab/></text:span></text:span><text:span text:style-name="Police_20_par_20_défaut"><text:span text:style-name="T6">FROM </text:span></text:span><text:span text:style-name="Police_20_par_20_défaut"><text:span text:style-name="T12">Table_Faits </text:span></text:span><text:span text:style-name="Police_20_par_20_défaut"><text:span text:style-name="T6">NATURAL JOIN </text:span></text:span><text:span text:style-name="Police_20_par_20_défaut"><text:span text:style-name="T12">Motifs </text:span></text:span><text:span text:style-name="Police_20_par_20_défaut"><text:span text:style-name="T6">NATURAL JOIN </text:span></text:span><text:span text:style-name="Police_20_par_20_défaut"><text:span text:style-name="T12">Temps</text:span></text:span></text:p>
      <text:p text:style-name="P28"><text:span text:style-name="Police_20_par_20_défaut"><text:span text:style-name="T12"><text:tab/></text:span></text:span><text:span text:style-name="Police_20_par_20_défaut"><text:span text:style-name="T12"><text:tab/></text:span></text:span><text:span text:style-name="Police_20_par_20_défaut"><text:span text:style-name="T6">WHERE </text:span></text:span><text:span text:style-name="Police_20_par_20_défaut"><text:span text:style-name="T12">categorie_greve LIKE('</text:span></text:span><text:span text:style-name="Police_20_par_20_défaut"><text:span text:style-name="T11">%Conditions de travail%</text:span></text:span><text:span text:style-name="Police_20_par_20_défaut"><text:span text:style-name="T12">'))</text:span></text:span></text:p>
      <text:p text:style-name="P28"><text:span text:style-name="Police_20_par_20_défaut"><text:span text:style-name="T6">WHERE</text:span></text:span><text:span text:style-name="Police_20_par_20_défaut"><text:span text:style-name="T12"> annee &gt;= 2008</text:span></text:span></text:p>
      <text:p text:style-name="P28"><text:span text:style-name="Police_20_par_20_défaut"><text:span text:style-name="T6">GROUP BY </text:span></text:span><text:span text:style-name="Police_20_par_20_défaut"><text:span text:style-name="T12">CUBE (annee, categorie_greve, saison)</text:span></text:span></text:p>
      <text:p text:style-name="P28"><text:span text:style-name="Police_20_par_20_défaut"><text:span text:style-name="T6">ORDER BY </text:span></text:span><text:span text:style-name="Police_20_par_20_défaut"><text:span text:style-name="T12">annee;</text:span></text:span></text:p>
      <text:p text:style-name="P29"/>
      <text:p text:style-name="Standard"/>
      <text:p text:style-name="Standard"/>
      <text:h text:style-name="Heading_20_2" text:outline-level="2"><text:bookmark-start text:name="_Toc498448808"/>Requête n°10 :<text:bookmark-end text:name="_Toc498448808"/></text:h>
      <text:p text:style-name="Text_20_body"/>
      <text:p text:style-name="P20">Usage d'une fenêtre mobile pour afficher un cumul du nombre de grévistes par an.</text:p>
      <text:p text:style-name="Standard"/>
      <text:p text:style-name="P28"><text:span text:style-name="Police_20_par_20_défaut"><text:span text:style-name="T4">SELECT</text:span></text:span> annee, nb_grevistes, SUM(nb_grevistes) over (<text:span text:style-name="Police_20_par_20_défaut"><text:span text:style-name="T4">ORDER BY</text:span></text:span> annee rows unbounded preceding) <text:span text:style-name="Police_20_par_20_défaut"><text:span text:style-name="T4">AS</text:span></text:span> Cumul</text:p>
      <text:p text:style-name="P28"><text:span text:style-name="Police_20_par_20_défaut"><text:span text:style-name="T4">FROM</text:span></text:span> Table_Faits <text:span text:style-name="Police_20_par_20_défaut"><text:span text:style-name="T4">NATURAL JOIN</text:span></text:span> Nb_Travailleurs</text:p>
      <text:p text:style-name="P28"><text:span text:style-name="Police_20_par_20_défaut"><text:span text:style-name="T4">GROUP BY </text:span></text:span>annee, nb_grevistes;</text:p>
      <text:p text:style-name="Standard"/>
      <text:p text:style-name="P20">Une simple requête qui sert d'exemple pour la clause OVER bien que nous n'en ayons pas vraiment vu l'utilité dans notre dataset.</text:p>
      <text:p text:style-name="Standard"/>
      <text:p text:style-name="Standard"/>
      <text:p text:style-name="Standard"/>
      <text:h text:style-name="Heading_20_1" text:outline-level="1"><text:bookmark-start text:name="_Toc498448809"/>IV – Conclusion<text:bookmark-end text:name="_Toc498448809"/></text:h>
      <text:p text:style-name="Text_20_body">Pour l'automatisation de la création de la table, nous nous sommes mis d'accord sur la réalisation d'un script C++. Nous avons préférés cette option à Talend car c'est un langage que nous connaissons bien, ce qui nous a évité de devoir passer du temps à maîtriser Talend. De plus, Talend étant trop long à télécharger à la fac, il ne pouvait pas être utilisé dans les salles de TP, contrairement au script C++ qui ne nous posait pas de problème de ce point de vue la.</text:p>
      <text:p text:style-name="Text_20_body">Il aurait été possible de créer des vues pouvant contenir les différents éléments souhaités pour les attributs contenants des multi values. Cela aurait permis de les réutiliser dans les différentes requêtes si plusieurs de ces requêtes avaient eu besoin des mêmes informations. Dans notre cas, nous avions toujours besoins d’informations bien spécifiques, ce qui n’aurait pas forcément été très optimisé de créer des vues pour une seule requête à chaque fo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fr" fo:country="F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FreeSerif" fo:font-size="10.5pt" style:font-name-asian="FreeSerif" style:font-size-asian="10.5pt" style:font-name-complex="FreeSerif" fo:hyphenate="false" fo:hyphenation-remain-char-count="0" fo:hyphenation-push-char-count="0"/>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Text_20_body" style:display-name="Text body" style:family="paragraph" style:parent-style-name="Standard" style:class="text">
      <style:paragraph-properties fo:margin="100%" fo:margin-left="0cm" fo:margin-right="0cm" fo:margin-top="0cm" fo:margin-bottom="0.247cm" fo:line-height="120%" fo:hyphenation-ladder-count="no-limit" fo:text-indent="1cm" style:auto-text-indent="false"/>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353cm" fo:margin-bottom="0cm" fo:hyphenation-ladder-count="no-limi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style:font-name-complex="FreeSan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FreeSans"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M_20_1" style:display-name="TM 1" style:family="paragraph" style:parent-style-name="Normal" style:next-style-name="Normal" style:auto-update="true">
      <style:paragraph-properties fo:margin-top="0cm" fo:margin-bottom="0.176cm" fo:hyphenation-ladder-count="no-limit"/>
      <style:text-properties style:font-name-complex="Mangal" style:font-size-complex="10.5pt" fo:hyphenate="false" fo:hyphenation-remain-char-count="0" fo:hyphenation-push-char-count="0"/>
    </style:style>
    <style:style style:name="Table_20_Contents" style:display-name="Table Contents" style:family="paragraph" style:parent-style-name="Standard" style:class="extra">
      <style:paragraph-properties fo:orphans="0" fo:widows="0" fo:hyphenation-ladder-count="no-limit" text:number-lines="false" text:line-number="0" style:vertical-align="auto"/>
      <style:text-properties style:font-name="Times New Roman" fo:font-size="12pt" fo:language="de" fo:country="DE" style:font-name-asian="Andale Sans UI" style:font-size-asian="12pt" style:language-asian="ja" style:country-asian="JP" style:font-name-complex="Tahoma" style:language-complex="fa" style:country-complex="IR" fo:hyphenate="false" fo:hyphenation-remain-char-count="0" fo:hyphenation-push-char-count="0"/>
    </style:style>
    <style:style style:name="TM_20_2" style:display-name="TM 2" style:family="paragraph" style:parent-style-name="Normal" style:next-style-name="Normal" style:auto-update="true">
      <style:paragraph-properties fo:margin="100%" fo:margin-left="0.423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Frame_20_contents" style:display-name="Frame contents" style:family="paragraph" style:parent-style-name="Text_20_body" style:class="extra"/>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pl-k" style:family="text" style:parent-style-name="Police_20_par_20_défaut"/>
    <style:style style:name="WW_5f_CharLFO1LVL1" style:display-name="WW_CharLFO1LVL1" style:family="text">
      <style:text-properties style:font-name="FreeSerif" style:font-name-asian="FreeSerif" style:font-name-complex="FreeSerif"/>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6</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7-11-10T09:24:00Z</meta:creation-date>
    <dc:date>2017-11-14T21:09:33.12</dc:date>
    <meta:editing-cycles>36</meta:editing-cycles>
    <meta:editing-duration>PT2H23M1S</meta:editing-duration>
    <meta:document-statistic meta:table-count="55" meta:image-count="1" meta:object-count="0" meta:page-count="8" meta:paragraph-count="183" meta:word-count="2094" meta:character-count="13539"/>
    <meta:template xlink:type="simple" xlink:actuate="onRequest" xlink:title="" xlink:href="Normal"/>
  </office:meta>
</office:document-meta>
</file>